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wardlist_cylinder_withbutton_train_noposeobs_GRUrewards_olderGRU10_22_2021" table:style-name="ta1">
        <table:shapes>
          <draw:frame draw:z-index="0" draw:style-name="gr1" draw:text-style-name="P1" svg:width="6.2941in" svg:height="3.5453in" svg:x="11.2984in" svg:y="0.3972in">
            <draw:object draw:notify-on-update-of-ranges="rewardlist_cylinder_withbutton_train_noposeobs_GRUrewards_olderGRU10_22_2021.A1:rewardlist_cylinder_withbutton_train_noposeobs_GRUrewards_olderGRU10_22_2021.A1 rewardlist_cylinder_withbutton_train_noposeobs_GRUrewards_olderGRU10_22_2021.A2:rewardlist_cylinder_withbutton_train_noposeobs_GRUrewards_olderGRU10_22_2021.A3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37in" svg:height="3.5449in" svg:x="11.028in" svg:y="4.685in">
            <draw:object draw:notify-on-update-of-ranges="rewardlist_cylinder_withbutton_train_noposeobs_GRUrewards_olderGRU10_22_2021.C2:rewardlist_cylinder_withbutton_train_noposeobs_GRUrewards_olderGRU10_22_2021.C3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ewardlist</text:p>
          </table:table-cell>
          <table:table-cell table:number-columns-repeated="2"/>
        </table:table-row>
        <table:table-row table:style-name="ro1">
          <table:table-cell office:value-type="float" office:value="0.159048855304718" calcext:value-type="float">
            <text:p>0.159048855304718</text:p>
          </table:table-cell>
          <table:table-cell/>
          <table:table-cell table:formula="of:=AVERAGE([.$A$2:.A2])" office:value-type="float" office:value="0.159048855304718" calcext:value-type="float">
            <text:p>0.159048855304718</text:p>
          </table:table-cell>
        </table:table-row>
        <table:table-row table:style-name="ro1">
          <table:table-cell office:value-type="float" office:value="-0.0915300250053406" calcext:value-type="float">
            <text:p>-0.091530025005341</text:p>
          </table:table-cell>
          <table:table-cell/>
          <table:table-cell table:formula="of:=AVERAGE([.$A$2:.A3])" office:value-type="float" office:value="0.0337594151496887" calcext:value-type="float">
            <text:p>0.033759415149689</text:p>
          </table:table-cell>
        </table:table-row>
        <table:table-row table:style-name="ro1">
          <table:table-cell office:value-type="float" office:value="1.13374829292297" calcext:value-type="float">
            <text:p>1.13374829292297</text:p>
          </table:table-cell>
          <table:table-cell/>
          <table:table-cell table:formula="of:=AVERAGE([.$A$2:.A4])" office:value-type="float" office:value="0.40042237440745" calcext:value-type="float">
            <text:p>0.40042237440745</text:p>
          </table:table-cell>
        </table:table-row>
        <table:table-row table:style-name="ro1">
          <table:table-cell office:value-type="float" office:value="0.844705164432526" calcext:value-type="float">
            <text:p>0.844705164432526</text:p>
          </table:table-cell>
          <table:table-cell/>
          <table:table-cell table:formula="of:=AVERAGE([.$A$2:.A5])" office:value-type="float" office:value="0.511493071913719" calcext:value-type="float">
            <text:p>0.511493071913719</text:p>
          </table:table-cell>
        </table:table-row>
        <table:table-row table:style-name="ro1">
          <table:table-cell office:value-type="float" office:value="0.466151535511017" calcext:value-type="float">
            <text:p>0.466151535511017</text:p>
          </table:table-cell>
          <table:table-cell/>
          <table:table-cell table:formula="of:=AVERAGE([.$A$2:.A6])" office:value-type="float" office:value="0.502424764633179" calcext:value-type="float">
            <text:p>0.502424764633179</text:p>
          </table:table-cell>
        </table:table-row>
        <table:table-row table:style-name="ro1">
          <table:table-cell office:value-type="float" office:value="-0.322092592716217" calcext:value-type="float">
            <text:p>-0.322092592716217</text:p>
          </table:table-cell>
          <table:table-cell/>
          <table:table-cell table:formula="of:=AVERAGE([.$A$2:.A7])" office:value-type="float" office:value="0.365005205074946" calcext:value-type="float">
            <text:p>0.365005205074946</text:p>
          </table:table-cell>
        </table:table-row>
        <table:table-row table:style-name="ro1">
          <table:table-cell office:value-type="float" office:value="0.0131309628486633" calcext:value-type="float">
            <text:p>0.013130962848663</text:p>
          </table:table-cell>
          <table:table-cell/>
          <table:table-cell table:formula="of:=AVERAGE([.$A$2:.A8])" office:value-type="float" office:value="0.314737456185477" calcext:value-type="float">
            <text:p>0.314737456185477</text:p>
          </table:table-cell>
        </table:table-row>
        <table:table-row table:style-name="ro1">
          <table:table-cell office:value-type="float" office:value="-0.106410920619965" calcext:value-type="float">
            <text:p>-0.106410920619965</text:p>
          </table:table-cell>
          <table:table-cell/>
          <table:table-cell table:formula="of:=AVERAGE([.$A$2:.A9])" office:value-type="float" office:value="0.262093909084797" calcext:value-type="float">
            <text:p>0.262093909084797</text:p>
          </table:table-cell>
        </table:table-row>
        <table:table-row table:style-name="ro1">
          <table:table-cell office:value-type="float" office:value="0.558275282382965" calcext:value-type="float">
            <text:p>0.558275282382965</text:p>
          </table:table-cell>
          <table:table-cell/>
          <table:table-cell table:formula="of:=AVERAGE([.$A$2:.A10])" office:value-type="float" office:value="0.295002950562371" calcext:value-type="float">
            <text:p>0.295002950562371</text:p>
          </table:table-cell>
        </table:table-row>
        <table:table-row table:style-name="ro1">
          <table:table-cell office:value-type="float" office:value="1.12565040588379" calcext:value-type="float">
            <text:p>1.12565040588379</text:p>
          </table:table-cell>
          <table:table-cell/>
          <table:table-cell table:formula="of:=AVERAGE([.$A$2:.A11])" office:value-type="float" office:value="0.378067696094513" calcext:value-type="float">
            <text:p>0.378067696094513</text:p>
          </table:table-cell>
        </table:table-row>
        <table:table-row table:style-name="ro1">
          <table:table-cell office:value-type="float" office:value="1.36873483657837" calcext:value-type="float">
            <text:p>1.36873483657837</text:p>
          </table:table-cell>
          <table:table-cell/>
          <table:table-cell table:formula="of:=AVERAGE([.$A$2:.A12])" office:value-type="float" office:value="0.468128345229409" calcext:value-type="float">
            <text:p>0.468128345229409</text:p>
          </table:table-cell>
        </table:table-row>
        <table:table-row table:style-name="ro1">
          <table:table-cell office:value-type="float" office:value="0.0281558632850647" calcext:value-type="float">
            <text:p>0.028155863285065</text:p>
          </table:table-cell>
          <table:table-cell/>
          <table:table-cell table:formula="of:=AVERAGE([.$A$2:.A13])" office:value-type="float" office:value="0.431463971734047" calcext:value-type="float">
            <text:p>0.431463971734047</text:p>
          </table:table-cell>
        </table:table-row>
        <table:table-row table:style-name="ro1">
          <table:table-cell office:value-type="float" office:value="-0.420845329761505" calcext:value-type="float">
            <text:p>-0.420845329761505</text:p>
          </table:table-cell>
          <table:table-cell/>
          <table:table-cell table:formula="of:=AVERAGE([.$A$2:.A14])" office:value-type="float" office:value="0.365901717772851" calcext:value-type="float">
            <text:p>0.365901717772851</text:p>
          </table:table-cell>
        </table:table-row>
        <table:table-row table:style-name="ro1">
          <table:table-cell office:value-type="float" office:value="1.44058561325073" calcext:value-type="float">
            <text:p>1.44058561325073</text:p>
          </table:table-cell>
          <table:table-cell/>
          <table:table-cell table:formula="of:=AVERAGE([.$A$2:.A15])" office:value-type="float" office:value="0.442664853164128" calcext:value-type="float">
            <text:p>0.442664853164128</text:p>
          </table:table-cell>
        </table:table-row>
        <table:table-row table:style-name="ro1">
          <table:table-cell office:value-type="float" office:value="0.299047768115997" calcext:value-type="float">
            <text:p>0.299047768115997</text:p>
          </table:table-cell>
          <table:table-cell/>
          <table:table-cell table:formula="of:=AVERAGE([.$A$2:.A16])" office:value-type="float" office:value="0.433090380827586" calcext:value-type="float">
            <text:p>0.433090380827586</text:p>
          </table:table-cell>
        </table:table-row>
        <table:table-row table:style-name="ro1">
          <table:table-cell office:value-type="float" office:value="0.385697185993195" calcext:value-type="float">
            <text:p>0.385697185993195</text:p>
          </table:table-cell>
          <table:table-cell/>
          <table:table-cell table:formula="of:=AVERAGE([.$A$2:.A17])" office:value-type="float" office:value="0.430128306150436" calcext:value-type="float">
            <text:p>0.430128306150436</text:p>
          </table:table-cell>
        </table:table-row>
        <table:table-row table:style-name="ro1">
          <table:table-cell office:value-type="float" office:value="0.0213983654975891" calcext:value-type="float">
            <text:p>0.021398365497589</text:p>
          </table:table-cell>
          <table:table-cell/>
          <table:table-cell table:formula="of:=AVERAGE([.$A$2:.A18])" office:value-type="float" office:value="0.406085368464975" calcext:value-type="float">
            <text:p>0.406085368464975</text:p>
          </table:table-cell>
        </table:table-row>
        <table:table-row table:style-name="ro1">
          <table:table-cell office:value-type="float" office:value="0.374390304088593" calcext:value-type="float">
            <text:p>0.374390304088593</text:p>
          </table:table-cell>
          <table:table-cell/>
          <table:table-cell table:formula="of:=AVERAGE([.$A$2:.A19])" office:value-type="float" office:value="0.404324531555176" calcext:value-type="float">
            <text:p>0.404324531555176</text:p>
          </table:table-cell>
        </table:table-row>
        <table:table-row table:style-name="ro1">
          <table:table-cell office:value-type="float" office:value="0.523584425449371" calcext:value-type="float">
            <text:p>0.523584425449371</text:p>
          </table:table-cell>
          <table:table-cell/>
          <table:table-cell table:formula="of:=AVERAGE([.$A$2:.A20])" office:value-type="float" office:value="0.410601368075923" calcext:value-type="float">
            <text:p>0.410601368075923</text:p>
          </table:table-cell>
        </table:table-row>
        <table:table-row table:style-name="ro1">
          <table:table-cell office:value-type="float" office:value="-0.0731001496315002" calcext:value-type="float">
            <text:p>-0.0731001496315</text:p>
          </table:table-cell>
          <table:table-cell/>
          <table:table-cell table:formula="of:=AVERAGE([.$A$2:.A21])" office:value-type="float" office:value="0.386416292190552" calcext:value-type="float">
            <text:p>0.386416292190552</text:p>
          </table:table-cell>
        </table:table-row>
        <table:table-row table:style-name="ro1">
          <table:table-cell office:value-type="float" office:value="1.09445428848267" calcext:value-type="float">
            <text:p>1.09445428848267</text:p>
          </table:table-cell>
          <table:table-cell/>
          <table:table-cell table:formula="of:=AVERAGE([.$A$2:.A22])" office:value-type="float" office:value="0.420132387252081" calcext:value-type="float">
            <text:p>0.420132387252081</text:p>
          </table:table-cell>
        </table:table-row>
        <table:table-row table:style-name="ro1">
          <table:table-cell office:value-type="float" office:value="-0.726046025753021" calcext:value-type="float">
            <text:p>-0.726046025753021</text:p>
          </table:table-cell>
          <table:table-cell/>
          <table:table-cell table:formula="of:=AVERAGE([.$A$2:.A23])" office:value-type="float" office:value="0.368033368479122" calcext:value-type="float">
            <text:p>0.368033368479122</text:p>
          </table:table-cell>
        </table:table-row>
        <table:table-row table:style-name="ro1">
          <table:table-cell office:value-type="float" office:value="-0.690152227878571" calcext:value-type="float">
            <text:p>-0.690152227878571</text:p>
          </table:table-cell>
          <table:table-cell/>
          <table:table-cell table:formula="of:=AVERAGE([.$A$2:.A24])" office:value-type="float" office:value="0.322025299072266" calcext:value-type="float">
            <text:p>0.322025299072266</text:p>
          </table:table-cell>
        </table:table-row>
        <table:table-row table:style-name="ro1">
          <table:table-cell office:value-type="float" office:value="0.437829911708832" calcext:value-type="float">
            <text:p>0.437829911708832</text:p>
          </table:table-cell>
          <table:table-cell/>
          <table:table-cell table:formula="of:=AVERAGE([.$A$2:.A25])" office:value-type="float" office:value="0.326850491265456" calcext:value-type="float">
            <text:p>0.326850491265456</text:p>
          </table:table-cell>
        </table:table-row>
        <table:table-row table:style-name="ro1">
          <table:table-cell office:value-type="float" office:value="-0.559100210666657" calcext:value-type="float">
            <text:p>-0.559100210666657</text:p>
          </table:table-cell>
          <table:table-cell/>
          <table:table-cell table:formula="of:=AVERAGE([.$A$2:.A26])" office:value-type="float" office:value="0.291412463188171" calcext:value-type="float">
            <text:p>0.291412463188171</text:p>
          </table:table-cell>
        </table:table-row>
        <table:table-row table:style-name="ro1">
          <table:table-cell office:value-type="float" office:value="-0.447750866413116" calcext:value-type="float">
            <text:p>-0.447750866413116</text:p>
          </table:table-cell>
          <table:table-cell/>
          <table:table-cell table:formula="of:=AVERAGE([.$A$2:.A27])" office:value-type="float" office:value="0.262983104357353" calcext:value-type="float">
            <text:p>0.262983104357353</text:p>
          </table:table-cell>
        </table:table-row>
        <table:table-row table:style-name="ro1">
          <table:table-cell office:value-type="float" office:value="0.465413630008698" calcext:value-type="float">
            <text:p>0.465413630008698</text:p>
          </table:table-cell>
          <table:table-cell/>
          <table:table-cell table:formula="of:=AVERAGE([.$A$2:.A28])" office:value-type="float" office:value="0.270480531233328" calcext:value-type="float">
            <text:p>0.270480531233328</text:p>
          </table:table-cell>
        </table:table-row>
        <table:table-row table:style-name="ro1">
          <table:table-cell office:value-type="float" office:value="0.372660577297211" calcext:value-type="float">
            <text:p>0.372660577297211</text:p>
          </table:table-cell>
          <table:table-cell/>
          <table:table-cell table:formula="of:=AVERAGE([.$A$2:.A29])" office:value-type="float" office:value="0.274129818592753" calcext:value-type="float">
            <text:p>0.274129818592753</text:p>
          </table:table-cell>
        </table:table-row>
        <table:table-row table:style-name="ro1">
          <table:table-cell office:value-type="float" office:value="0.504962384700775" calcext:value-type="float">
            <text:p>0.504962384700775</text:p>
          </table:table-cell>
          <table:table-cell/>
          <table:table-cell table:formula="of:=AVERAGE([.$A$2:.A30])" office:value-type="float" office:value="0.28208956225165" calcext:value-type="float">
            <text:p>0.28208956225165</text:p>
          </table:table-cell>
        </table:table-row>
        <table:table-row table:style-name="ro1">
          <table:table-cell office:value-type="float" office:value="0.59048730134964" calcext:value-type="float">
            <text:p>0.59048730134964</text:p>
          </table:table-cell>
          <table:table-cell/>
          <table:table-cell table:formula="of:=AVERAGE([.$A$2:.A31])" office:value-type="float" office:value="0.29236948688825" calcext:value-type="float">
            <text:p>0.29236948688825</text:p>
          </table:table-cell>
        </table:table-row>
        <table:table-row table:style-name="ro1">
          <table:table-cell office:value-type="float" office:value="0.427858531475067" calcext:value-type="float">
            <text:p>0.427858531475067</text:p>
          </table:table-cell>
          <table:table-cell/>
          <table:table-cell table:formula="of:=AVERAGE([.$A$2:.A32])" office:value-type="float" office:value="0.29674010122976" calcext:value-type="float">
            <text:p>0.29674010122976</text:p>
          </table:table-cell>
        </table:table-row>
        <table:table-row table:style-name="ro1">
          <table:table-cell office:value-type="float" office:value="-0.683195769786835" calcext:value-type="float">
            <text:p>-0.683195769786835</text:p>
          </table:table-cell>
          <table:table-cell/>
          <table:table-cell table:formula="of:=AVERAGE([.$A$2:.A33])" office:value-type="float" office:value="0.266117105260491" calcext:value-type="float">
            <text:p>0.266117105260491</text:p>
          </table:table-cell>
        </table:table-row>
        <table:table-row table:style-name="ro1">
          <table:table-cell office:value-type="float" office:value="0.458541810512543" calcext:value-type="float">
            <text:p>0.458541810512543</text:p>
          </table:table-cell>
          <table:table-cell/>
          <table:table-cell table:formula="of:=AVERAGE([.$A$2:.A34])" office:value-type="float" office:value="0.271948156934796" calcext:value-type="float">
            <text:p>0.271948156934796</text:p>
          </table:table-cell>
        </table:table-row>
        <table:table-row table:style-name="ro1">
          <table:table-cell office:value-type="float" office:value="1.11900949478149" calcext:value-type="float">
            <text:p>1.11900949478149</text:p>
          </table:table-cell>
          <table:table-cell/>
          <table:table-cell table:formula="of:=AVERAGE([.$A$2:.A35])" office:value-type="float" office:value="0.296861725694993" calcext:value-type="float">
            <text:p>0.296861725694993</text:p>
          </table:table-cell>
        </table:table-row>
        <table:table-row table:style-name="ro1">
          <table:table-cell office:value-type="float" office:value="0.211277902126312" calcext:value-type="float">
            <text:p>0.211277902126312</text:p>
          </table:table-cell>
          <table:table-cell/>
          <table:table-cell table:formula="of:=AVERAGE([.$A$2:.A36])" office:value-type="float" office:value="0.294416473593031" calcext:value-type="float">
            <text:p>0.294416473593031</text:p>
          </table:table-cell>
        </table:table-row>
        <table:table-row table:style-name="ro1">
          <table:table-cell office:value-type="float" office:value="0.421062648296356" calcext:value-type="float">
            <text:p>0.421062648296356</text:p>
          </table:table-cell>
          <table:table-cell/>
          <table:table-cell table:formula="of:=AVERAGE([.$A$2:.A37])" office:value-type="float" office:value="0.297934422890345" calcext:value-type="float">
            <text:p>0.297934422890345</text:p>
          </table:table-cell>
        </table:table-row>
        <table:table-row table:style-name="ro1">
          <table:table-cell office:value-type="float" office:value="0.0395952761173248" calcext:value-type="float">
            <text:p>0.039595276117325</text:p>
          </table:table-cell>
          <table:table-cell/>
          <table:table-cell table:formula="of:=AVERAGE([.$A$2:.A38])" office:value-type="float" office:value="0.290952283788372" calcext:value-type="float">
            <text:p>0.290952283788372</text:p>
          </table:table-cell>
        </table:table-row>
        <table:table-row table:style-name="ro1">
          <table:table-cell office:value-type="float" office:value="0.469125539064407" calcext:value-type="float">
            <text:p>0.469125539064407</text:p>
          </table:table-cell>
          <table:table-cell/>
          <table:table-cell table:formula="of:=AVERAGE([.$A$2:.A39])" office:value-type="float" office:value="0.295641053664057" calcext:value-type="float">
            <text:p>0.295641053664057</text:p>
          </table:table-cell>
        </table:table-row>
        <table:table-row table:style-name="ro1">
          <table:table-cell office:value-type="float" office:value="0.335027396678925" calcext:value-type="float">
            <text:p>0.335027396678925</text:p>
          </table:table-cell>
          <table:table-cell/>
          <table:table-cell table:formula="of:=AVERAGE([.$A$2:.A40])" office:value-type="float" office:value="0.296650959895207" calcext:value-type="float">
            <text:p>0.296650959895207</text:p>
          </table:table-cell>
        </table:table-row>
        <table:table-row table:style-name="ro1">
          <table:table-cell office:value-type="float" office:value="0.350131571292877" calcext:value-type="float">
            <text:p>0.350131571292877</text:p>
          </table:table-cell>
          <table:table-cell/>
          <table:table-cell table:formula="of:=AVERAGE([.$A$2:.A41])" office:value-type="float" office:value="0.297987975180149" calcext:value-type="float">
            <text:p>0.297987975180149</text:p>
          </table:table-cell>
        </table:table-row>
        <table:table-row table:style-name="ro1">
          <table:table-cell office:value-type="float" office:value="0.584208190441132" calcext:value-type="float">
            <text:p>0.584208190441132</text:p>
          </table:table-cell>
          <table:table-cell/>
          <table:table-cell table:formula="of:=AVERAGE([.$A$2:.A42])" office:value-type="float" office:value="0.304968956040173" calcext:value-type="float">
            <text:p>0.304968956040173</text:p>
          </table:table-cell>
        </table:table-row>
        <table:table-row table:style-name="ro1">
          <table:table-cell office:value-type="float" office:value="-0.532661616802216" calcext:value-type="float">
            <text:p>-0.532661616802216</text:p>
          </table:table-cell>
          <table:table-cell/>
          <table:table-cell table:formula="of:=AVERAGE([.$A$2:.A43])" office:value-type="float" office:value="0.285025370972497" calcext:value-type="float">
            <text:p>0.285025370972497</text:p>
          </table:table-cell>
        </table:table-row>
        <table:table-row table:style-name="ro1">
          <table:table-cell office:value-type="float" office:value="0.977946817874908" calcext:value-type="float">
            <text:p>0.977946817874908</text:p>
          </table:table-cell>
          <table:table-cell/>
          <table:table-cell table:formula="of:=AVERAGE([.$A$2:.A44])" office:value-type="float" office:value="0.301139823226042" calcext:value-type="float">
            <text:p>0.301139823226042</text:p>
          </table:table-cell>
        </table:table-row>
        <table:table-row table:style-name="ro1">
          <table:table-cell office:value-type="float" office:value="-0.408154845237732" calcext:value-type="float">
            <text:p>-0.408154845237732</text:p>
          </table:table-cell>
          <table:table-cell/>
          <table:table-cell table:formula="of:=AVERAGE([.$A$2:.A45])" office:value-type="float" office:value="0.285019489851865" calcext:value-type="float">
            <text:p>0.285019489851865</text:p>
          </table:table-cell>
        </table:table-row>
        <table:table-row table:style-name="ro1">
          <table:table-cell office:value-type="float" office:value="0.426797211170197" calcext:value-type="float">
            <text:p>0.426797211170197</text:p>
          </table:table-cell>
          <table:table-cell/>
          <table:table-cell table:formula="of:=AVERAGE([.$A$2:.A46])" office:value-type="float" office:value="0.288170105881161" calcext:value-type="float">
            <text:p>0.288170105881161</text:p>
          </table:table-cell>
        </table:table-row>
        <table:table-row table:style-name="ro1">
          <table:table-cell office:value-type="float" office:value="1.69020771980286" calcext:value-type="float">
            <text:p>1.69020771980286</text:p>
          </table:table-cell>
          <table:table-cell/>
          <table:table-cell table:formula="of:=AVERAGE([.$A$2:.A47])" office:value-type="float" office:value="0.318649184444676" calcext:value-type="float">
            <text:p>0.318649184444676</text:p>
          </table:table-cell>
        </table:table-row>
        <table:table-row table:style-name="ro1">
          <table:table-cell office:value-type="float" office:value="1.10132551193237" calcext:value-type="float">
            <text:p>1.10132551193237</text:p>
          </table:table-cell>
          <table:table-cell/>
          <table:table-cell table:formula="of:=AVERAGE([.$A$2:.A48])" office:value-type="float" office:value="0.335301872263563" calcext:value-type="float">
            <text:p>0.335301872263563</text:p>
          </table:table-cell>
        </table:table-row>
        <table:table-row table:style-name="ro1">
          <table:table-cell office:value-type="float" office:value="1.12415754795074" calcext:value-type="float">
            <text:p>1.12415754795074</text:p>
          </table:table-cell>
          <table:table-cell/>
          <table:table-cell table:formula="of:=AVERAGE([.$A$2:.A49])" office:value-type="float" office:value="0.351736365507046" calcext:value-type="float">
            <text:p>0.351736365507046</text:p>
          </table:table-cell>
        </table:table-row>
        <table:table-row table:style-name="ro1">
          <table:table-cell office:value-type="float" office:value="1.20390057563782" calcext:value-type="float">
            <text:p>1.20390057563782</text:p>
          </table:table-cell>
          <table:table-cell/>
          <table:table-cell table:formula="of:=AVERAGE([.$A$2:.A50])" office:value-type="float" office:value="0.369127471836246" calcext:value-type="float">
            <text:p>0.369127471836246</text:p>
          </table:table-cell>
        </table:table-row>
        <table:table-row table:style-name="ro1">
          <table:table-cell office:value-type="float" office:value="0.515685856342316" calcext:value-type="float">
            <text:p>0.515685856342316</text:p>
          </table:table-cell>
          <table:table-cell/>
          <table:table-cell table:formula="of:=AVERAGE([.A3:.A51])" office:value-type="float" office:value="0.37640577797987" calcext:value-type="float">
            <text:p>0.37640577797987</text:p>
          </table:table-cell>
        </table:table-row>
        <table:table-row table:style-name="ro1">
          <table:table-cell office:value-type="float" office:value="-0.0394367575645447" calcext:value-type="float">
            <text:p>-0.039436757564545</text:p>
          </table:table-cell>
          <table:table-cell/>
          <table:table-cell table:formula="of:=AVERAGE([.A4:.A52])" office:value-type="float" office:value="0.377468905886825" calcext:value-type="float">
            <text:p>0.377468905886825</text:p>
          </table:table-cell>
        </table:table-row>
        <table:table-row table:style-name="ro1">
          <table:table-cell office:value-type="float" office:value="0.345025479793549" calcext:value-type="float">
            <text:p>0.345025479793549</text:p>
          </table:table-cell>
          <table:table-cell/>
          <table:table-cell table:formula="of:=AVERAGE([.A5:.A53])" office:value-type="float" office:value="0.361372521945408" calcext:value-type="float">
            <text:p>0.361372521945408</text:p>
          </table:table-cell>
        </table:table-row>
        <table:table-row table:style-name="ro1">
          <table:table-cell office:value-type="float" office:value="0.585506618022919" calcext:value-type="float">
            <text:p>0.585506618022919</text:p>
          </table:table-cell>
          <table:table-cell/>
          <table:table-cell table:formula="of:=AVERAGE([.A6:.A54])" office:value-type="float" office:value="0.356082755692151" calcext:value-type="float">
            <text:p>0.356082755692151</text:p>
          </table:table-cell>
        </table:table-row>
        <table:table-row table:style-name="ro1">
          <table:table-cell office:value-type="float" office:value="0.408859312534332" calcext:value-type="float">
            <text:p>0.408859312534332</text:p>
          </table:table-cell>
          <table:table-cell/>
          <table:table-cell table:formula="of:=AVERAGE([.A7:.A55])" office:value-type="float" office:value="0.354913526651811" calcext:value-type="float">
            <text:p>0.354913526651811</text:p>
          </table:table-cell>
        </table:table-row>
        <table:table-row table:style-name="ro1">
          <table:table-cell office:value-type="float" office:value="0.385105669498444" calcext:value-type="float">
            <text:p>0.385105669498444</text:p>
          </table:table-cell>
          <table:table-cell/>
          <table:table-cell table:formula="of:=AVERAGE([.A8:.A56])" office:value-type="float" office:value="0.369346144248028" calcext:value-type="float">
            <text:p>0.369346144248028</text:p>
          </table:table-cell>
        </table:table-row>
        <table:table-row table:style-name="ro1">
          <table:table-cell office:value-type="float" office:value="0.0205871164798737" calcext:value-type="float">
            <text:p>0.020587116479874</text:p>
          </table:table-cell>
          <table:table-cell/>
          <table:table-cell table:formula="of:=AVERAGE([.A9:.A57])" office:value-type="float" office:value="0.369498310648665" calcext:value-type="float">
            <text:p>0.369498310648665</text:p>
          </table:table-cell>
        </table:table-row>
        <table:table-row table:style-name="ro1">
          <table:table-cell office:value-type="float" office:value="0.492920100688934" calcext:value-type="float">
            <text:p>0.492920100688934</text:p>
          </table:table-cell>
          <table:table-cell/>
          <table:table-cell table:formula="of:=AVERAGE([.A10:.A58])" office:value-type="float" office:value="0.3817295559815" calcext:value-type="float">
            <text:p>0.3817295559815</text:p>
          </table:table-cell>
        </table:table-row>
        <table:table-row table:style-name="ro1">
          <table:table-cell office:value-type="float" office:value="1.79379057884216" calcext:value-type="float">
            <text:p>1.79379057884216</text:p>
          </table:table-cell>
          <table:table-cell/>
          <table:table-cell table:formula="of:=AVERAGE([.A11:.A59])" office:value-type="float" office:value="0.406944153868422" calcext:value-type="float">
            <text:p>0.406944153868422</text:p>
          </table:table-cell>
        </table:table-row>
        <table:table-row table:style-name="ro1">
          <table:table-cell office:value-type="float" office:value="0.723669648170471" calcext:value-type="float">
            <text:p>0.723669648170471</text:p>
          </table:table-cell>
          <table:table-cell/>
          <table:table-cell table:formula="of:=AVERAGE([.A12:.A60])" office:value-type="float" office:value="0.398740464935497" calcext:value-type="float">
            <text:p>0.398740464935497</text:p>
          </table:table-cell>
        </table:table-row>
        <table:table-row table:style-name="ro1">
          <table:table-cell office:value-type="float" office:value="0.35849541425705" calcext:value-type="float">
            <text:p>0.35849541425705</text:p>
          </table:table-cell>
          <table:table-cell/>
          <table:table-cell table:formula="of:=AVERAGE([.A13:.A61])" office:value-type="float" office:value="0.378123333867715" calcext:value-type="float">
            <text:p>0.378123333867715</text:p>
          </table:table-cell>
        </table:table-row>
        <table:table-row table:style-name="ro1">
          <table:table-cell office:value-type="float" office:value="0.234170019626617" calcext:value-type="float">
            <text:p>0.234170019626617</text:p>
          </table:table-cell>
          <table:table-cell/>
          <table:table-cell table:formula="of:=AVERAGE([.A14:.A62])" office:value-type="float" office:value="0.382327704405298" calcext:value-type="float">
            <text:p>0.382327704405298</text:p>
          </table:table-cell>
        </table:table-row>
        <table:table-row table:style-name="ro1">
          <table:table-cell office:value-type="float" office:value="0.260213553905487" calcext:value-type="float">
            <text:p>0.260213553905487</text:p>
          </table:table-cell>
          <table:table-cell/>
          <table:table-cell table:formula="of:=AVERAGE([.A15:.A63])" office:value-type="float" office:value="0.396226865296461" calcext:value-type="float">
            <text:p>0.396226865296461</text:p>
          </table:table-cell>
        </table:table-row>
        <table:table-row table:style-name="ro1">
          <table:table-cell office:value-type="float" office:value="0.44438248872757" calcext:value-type="float">
            <text:p>0.44438248872757</text:p>
          </table:table-cell>
          <table:table-cell/>
          <table:table-cell table:formula="of:=AVERAGE([.A16:.A64])" office:value-type="float" office:value="0.375896189285784" calcext:value-type="float">
            <text:p>0.375896189285784</text:p>
          </table:table-cell>
        </table:table-row>
        <table:table-row table:style-name="ro1">
          <table:table-cell office:value-type="float" office:value="0.498163878917694" calcext:value-type="float">
            <text:p>0.498163878917694</text:p>
          </table:table-cell>
          <table:table-cell/>
          <table:table-cell table:formula="of:=AVERAGE([.A17:.A65])" office:value-type="float" office:value="0.379959783383778" calcext:value-type="float">
            <text:p>0.379959783383778</text:p>
          </table:table-cell>
        </table:table-row>
        <table:table-row table:style-name="ro1">
          <table:table-cell office:value-type="float" office:value="0.446415722370148" calcext:value-type="float">
            <text:p>0.446415722370148</text:p>
          </table:table-cell>
          <table:table-cell/>
          <table:table-cell table:formula="of:=AVERAGE([.A18:.A66])" office:value-type="float" office:value="0.381198937187389" calcext:value-type="float">
            <text:p>0.381198937187389</text:p>
          </table:table-cell>
        </table:table-row>
        <table:table-row table:style-name="ro1">
          <table:table-cell office:value-type="float" office:value="0.382333695888519" calcext:value-type="float">
            <text:p>0.382333695888519</text:p>
          </table:table-cell>
          <table:table-cell/>
          <table:table-cell table:formula="of:=AVERAGE([.A19:.A67])" office:value-type="float" office:value="0.388564964338225" calcext:value-type="float">
            <text:p>0.388564964338225</text:p>
          </table:table-cell>
        </table:table-row>
        <table:table-row table:style-name="ro1">
          <table:table-cell office:value-type="float" office:value="0.0561701655387878" calcext:value-type="float">
            <text:p>0.056170165538788</text:p>
          </table:table-cell>
          <table:table-cell/>
          <table:table-cell table:formula="of:=AVERAGE([.A20:.A68])" office:value-type="float" office:value="0.382070675796392" calcext:value-type="float">
            <text:p>0.382070675796392</text:p>
          </table:table-cell>
        </table:table-row>
        <table:table-row table:style-name="ro1">
          <table:table-cell office:value-type="float" office:value="0.365491449832916" calcext:value-type="float">
            <text:p>0.365491449832916</text:p>
          </table:table-cell>
          <table:table-cell/>
          <table:table-cell table:formula="of:=AVERAGE([.A21:.A69])" office:value-type="float" office:value="0.378844288538913" calcext:value-type="float">
            <text:p>0.378844288538913</text:p>
          </table:table-cell>
        </table:table-row>
        <table:table-row table:style-name="ro1">
          <table:table-cell office:value-type="float" office:value="0.553402245044708" calcext:value-type="float">
            <text:p>0.553402245044708</text:p>
          </table:table-cell>
          <table:table-cell/>
          <table:table-cell table:formula="of:=AVERAGE([.A22:.A70])" office:value-type="float" office:value="0.391630051695571" calcext:value-type="float">
            <text:p>0.391630051695571</text:p>
          </table:table-cell>
        </table:table-row>
        <table:table-row table:style-name="ro1">
          <table:table-cell office:value-type="float" office:value="0.446213662624359" calcext:value-type="float">
            <text:p>0.446213662624359</text:p>
          </table:table-cell>
          <table:table-cell/>
          <table:table-cell table:formula="of:=AVERAGE([.A23:.A71])" office:value-type="float" office:value="0.37840065116785" calcext:value-type="float">
            <text:p>0.37840065116785</text:p>
          </table:table-cell>
        </table:table-row>
        <table:table-row table:style-name="ro1">
          <table:table-cell office:value-type="float" office:value="0.488807260990143" calcext:value-type="float">
            <text:p>0.488807260990143</text:p>
          </table:table-cell>
          <table:table-cell/>
          <table:table-cell table:formula="of:=AVERAGE([.A24:.A72])" office:value-type="float" office:value="0.403193575387098" calcext:value-type="float">
            <text:p>0.403193575387098</text:p>
          </table:table-cell>
        </table:table-row>
        <table:table-row table:style-name="ro1">
          <table:table-cell office:value-type="float" office:value="0.457354605197907" calcext:value-type="float">
            <text:p>0.457354605197907</text:p>
          </table:table-cell>
          <table:table-cell/>
          <table:table-cell table:formula="of:=AVERAGE([.A25:.A73])" office:value-type="float" office:value="0.426612082184577" calcext:value-type="float">
            <text:p>0.426612082184577</text:p>
          </table:table-cell>
        </table:table-row>
        <table:table-row table:style-name="ro1">
          <table:table-cell office:value-type="float" office:value="0.403905212879181" calcext:value-type="float">
            <text:p>0.403905212879181</text:p>
          </table:table-cell>
          <table:table-cell/>
          <table:table-cell table:formula="of:=AVERAGE([.A26:.A74])" office:value-type="float" office:value="0.425919741392136" calcext:value-type="float">
            <text:p>0.425919741392136</text:p>
          </table:table-cell>
        </table:table-row>
        <table:table-row table:style-name="ro1">
          <table:table-cell office:value-type="float" office:value="1.85487246513367" calcext:value-type="float">
            <text:p>1.85487246513367</text:p>
          </table:table-cell>
          <table:table-cell/>
          <table:table-cell table:formula="of:=AVERAGE([.A27:.A75])" office:value-type="float" office:value="0.475184489877856" calcext:value-type="float">
            <text:p>0.475184489877856</text:p>
          </table:table-cell>
        </table:table-row>
        <table:table-row table:style-name="ro1">
          <table:table-cell office:value-type="float" office:value="0.423498809337616" calcext:value-type="float">
            <text:p>0.423498809337616</text:p>
          </table:table-cell>
          <table:table-cell/>
          <table:table-cell table:formula="of:=AVERAGE([.A28:.A76])" office:value-type="float" office:value="0.492965095505423" calcext:value-type="float">
            <text:p>0.492965095505423</text:p>
          </table:table-cell>
        </table:table-row>
        <table:table-row table:style-name="ro1">
          <table:table-cell office:value-type="float" office:value="0.517013490200043" calcext:value-type="float">
            <text:p>0.517013490200043</text:p>
          </table:table-cell>
          <table:table-cell/>
          <table:table-cell table:formula="of:=AVERAGE([.A29:.A77])" office:value-type="float" office:value="0.494018153876674" calcext:value-type="float">
            <text:p>0.494018153876674</text:p>
          </table:table-cell>
        </table:table-row>
        <table:table-row table:style-name="ro1">
          <table:table-cell office:value-type="float" office:value="0.367935121059418" calcext:value-type="float">
            <text:p>0.367935121059418</text:p>
          </table:table-cell>
          <table:table-cell/>
          <table:table-cell table:formula="of:=AVERAGE([.A30:.A78])" office:value-type="float" office:value="0.49392171599427" calcext:value-type="float">
            <text:p>0.49392171599427</text:p>
          </table:table-cell>
        </table:table-row>
        <table:table-row table:style-name="ro1">
          <table:table-cell office:value-type="float" office:value="0.379437148571014" calcext:value-type="float">
            <text:p>0.379437148571014</text:p>
          </table:table-cell>
          <table:table-cell/>
          <table:table-cell table:formula="of:=AVERAGE([.A31:.A79])" office:value-type="float" office:value="0.491359976481418" calcext:value-type="float">
            <text:p>0.491359976481418</text:p>
          </table:table-cell>
        </table:table-row>
        <table:table-row table:style-name="ro1">
          <table:table-cell office:value-type="float" office:value="0.371184408664703" calcext:value-type="float">
            <text:p>0.371184408664703</text:p>
          </table:table-cell>
          <table:table-cell/>
          <table:table-cell table:formula="of:=AVERAGE([.A32:.A80])" office:value-type="float" office:value="0.48688440724295" calcext:value-type="float">
            <text:p>0.48688440724295</text:p>
          </table:table-cell>
        </table:table-row>
        <table:table-row table:style-name="ro1">
          <table:table-cell office:value-type="float" office:value="0.423944532871246" calcext:value-type="float">
            <text:p>0.423944532871246</text:p>
          </table:table-cell>
          <table:table-cell/>
          <table:table-cell table:formula="of:=AVERAGE([.A33:.A81])" office:value-type="float" office:value="0.486804529720423" calcext:value-type="float">
            <text:p>0.486804529720423</text:p>
          </table:table-cell>
        </table:table-row>
        <table:table-row table:style-name="ro1">
          <table:table-cell office:value-type="float" office:value="0.59751170873642" calcext:value-type="float">
            <text:p>0.59751170873642</text:p>
          </table:table-cell>
          <table:table-cell/>
          <table:table-cell table:formula="of:=AVERAGE([.A34:.A82])" office:value-type="float" office:value="0.512941417037224" calcext:value-type="float">
            <text:p>0.512941417037224</text:p>
          </table:table-cell>
        </table:table-row>
        <table:table-row table:style-name="ro1">
          <table:table-cell office:value-type="float" office:value="1.63255405426025" calcext:value-type="float">
            <text:p>1.63255405426025</text:p>
          </table:table-cell>
          <table:table-cell/>
          <table:table-cell table:formula="of:=AVERAGE([.A35:.A83])" office:value-type="float" office:value="0.536900850583096" calcext:value-type="float">
            <text:p>0.536900850583096</text:p>
          </table:table-cell>
        </table:table-row>
        <table:table-row table:style-name="ro1">
          <table:table-cell office:value-type="float" office:value="1.32138228416443" calcext:value-type="float">
            <text:p>1.32138228416443</text:p>
          </table:table-cell>
          <table:table-cell/>
          <table:table-cell table:formula="of:=AVERAGE([.A36:.A84])" office:value-type="float" office:value="0.541030907509278" calcext:value-type="float">
            <text:p>0.541030907509278</text:p>
          </table:table-cell>
        </table:table-row>
        <table:table-row table:style-name="ro1">
          <table:table-cell office:value-type="float" office:value="0.571731388568878" calcext:value-type="float">
            <text:p>0.571731388568878</text:p>
          </table:table-cell>
          <table:table-cell/>
          <table:table-cell table:formula="of:=AVERAGE([.A37:.A85])" office:value-type="float" office:value="0.548387101110147" calcext:value-type="float">
            <text:p>0.548387101110147</text:p>
          </table:table-cell>
        </table:table-row>
        <table:table-row table:style-name="ro1">
          <table:table-cell office:value-type="float" office:value="0.416900932788849" calcext:value-type="float">
            <text:p>0.416900932788849</text:p>
          </table:table-cell>
          <table:table-cell/>
          <table:table-cell table:formula="of:=AVERAGE([.A38:.A86])" office:value-type="float" office:value="0.548302168140606" calcext:value-type="float">
            <text:p>0.548302168140606</text:p>
          </table:table-cell>
        </table:table-row>
        <table:table-row table:style-name="ro1">
          <table:table-cell office:value-type="float" office:value="0.363065540790558" calcext:value-type="float">
            <text:p>0.363065540790558</text:p>
          </table:table-cell>
          <table:table-cell/>
          <table:table-cell table:formula="of:=AVERAGE([.A39:.A87])" office:value-type="float" office:value="0.554903602113529" calcext:value-type="float">
            <text:p>0.554903602113529</text:p>
          </table:table-cell>
        </table:table-row>
        <table:table-row table:style-name="ro1">
          <table:table-cell office:value-type="float" office:value="0.447365343570709" calcext:value-type="float">
            <text:p>0.447365343570709</text:p>
          </table:table-cell>
          <table:table-cell/>
          <table:table-cell table:formula="of:=AVERAGE([.A40:.A88])" office:value-type="float" office:value="0.554459516491209" calcext:value-type="float">
            <text:p>0.554459516491209</text:p>
          </table:table-cell>
        </table:table-row>
        <table:table-row table:style-name="ro1">
          <table:table-cell office:value-type="float" office:value="0.479675352573395" calcext:value-type="float">
            <text:p>0.479675352573395</text:p>
          </table:table-cell>
          <table:table-cell/>
          <table:table-cell table:formula="of:=AVERAGE([.A41:.A89])" office:value-type="float" office:value="0.557411515591096" calcext:value-type="float">
            <text:p>0.557411515591096</text:p>
          </table:table-cell>
        </table:table-row>
        <table:table-row table:style-name="ro1">
          <table:table-cell office:value-type="float" office:value="0.370630085468292" calcext:value-type="float">
            <text:p>0.370630085468292</text:p>
          </table:table-cell>
          <table:table-cell/>
          <table:table-cell table:formula="of:=AVERAGE([.A42:.A90])" office:value-type="float" office:value="0.557829852615084" calcext:value-type="float">
            <text:p>0.557829852615084</text:p>
          </table:table-cell>
        </table:table-row>
        <table:table-row table:style-name="ro1">
          <table:table-cell office:value-type="float" office:value="0.390867173671722" calcext:value-type="float">
            <text:p>0.390867173671722</text:p>
          </table:table-cell>
          <table:table-cell/>
          <table:table-cell table:formula="of:=AVERAGE([.A43:.A91])" office:value-type="float" office:value="0.553884117578974" calcext:value-type="float">
            <text:p>0.553884117578974</text:p>
          </table:table-cell>
        </table:table-row>
        <table:table-row table:style-name="ro1">
          <table:table-cell office:value-type="float" office:value="0.517811954021454" calcext:value-type="float">
            <text:p>0.517811954021454</text:p>
          </table:table-cell>
          <table:table-cell/>
          <table:table-cell table:formula="of:=AVERAGE([.A44:.A92])" office:value-type="float" office:value="0.575322353718232" calcext:value-type="float">
            <text:p>0.575322353718232</text:p>
          </table:table-cell>
        </table:table-row>
        <table:table-row table:style-name="ro1">
          <table:table-cell office:value-type="float" office:value="-0.0974048972129822" calcext:value-type="float">
            <text:p>-0.097404897212982</text:p>
          </table:table-cell>
          <table:table-cell/>
          <table:table-cell table:formula="of:=AVERAGE([.A45:.A93])" office:value-type="float" office:value="0.553376400349092" calcext:value-type="float">
            <text:p>0.553376400349092</text:p>
          </table:table-cell>
        </table:table-row>
        <table:table-row table:style-name="ro1">
          <table:table-cell office:value-type="float" office:value="0.506814777851105" calcext:value-type="float">
            <text:p>0.506814777851105</text:p>
          </table:table-cell>
          <table:table-cell/>
          <table:table-cell table:formula="of:=AVERAGE([.A46:.A94])" office:value-type="float" office:value="0.572049249799884" calcext:value-type="float">
            <text:p>0.572049249799884</text:p>
          </table:table-cell>
        </table:table-row>
        <table:table-row table:style-name="ro1">
          <table:table-cell office:value-type="float" office:value="0.401663839817047" calcext:value-type="float">
            <text:p>0.401663839817047</text:p>
          </table:table-cell>
          <table:table-cell/>
          <table:table-cell table:formula="of:=AVERAGE([.A47:.A95])" office:value-type="float" office:value="0.571536323853901" calcext:value-type="float">
            <text:p>0.571536323853901</text:p>
          </table:table-cell>
        </table:table-row>
        <table:table-row table:style-name="ro1">
          <table:table-cell office:value-type="float" office:value="0.467523753643036" calcext:value-type="float">
            <text:p>0.467523753643036</text:p>
          </table:table-cell>
          <table:table-cell/>
          <table:table-cell table:formula="of:=AVERAGE([.A48:.A96])" office:value-type="float" office:value="0.54658358985064" calcext:value-type="float">
            <text:p>0.54658358985064</text:p>
          </table:table-cell>
        </table:table-row>
        <table:table-row table:style-name="ro1">
          <table:table-cell office:value-type="float" office:value="0.473660171031952" calcext:value-type="float">
            <text:p>0.473660171031952</text:p>
          </table:table-cell>
          <table:table-cell/>
          <table:table-cell table:formula="of:=AVERAGE([.A49:.A97])" office:value-type="float" office:value="0.53377409309757" calcext:value-type="float">
            <text:p>0.53377409309757</text:p>
          </table:table-cell>
        </table:table-row>
        <table:table-row table:style-name="ro1">
          <table:table-cell office:value-type="float" office:value="0.542475879192352" calcext:value-type="float">
            <text:p>0.542475879192352</text:p>
          </table:table-cell>
          <table:table-cell/>
          <table:table-cell table:formula="of:=AVERAGE([.A50:.A98])" office:value-type="float" office:value="0.521903038633113" calcext:value-type="float">
            <text:p>0.521903038633113</text:p>
          </table:table-cell>
        </table:table-row>
        <table:table-row table:style-name="ro1">
          <table:table-cell office:value-type="float" office:value="0.457286059856415" calcext:value-type="float">
            <text:p>0.457286059856415</text:p>
          </table:table-cell>
          <table:table-cell/>
          <table:table-cell table:formula="of:=AVERAGE([.A51:.A99])" office:value-type="float" office:value="0.506666007698799" calcext:value-type="float">
            <text:p>0.506666007698799</text:p>
          </table:table-cell>
        </table:table-row>
        <table:table-row table:style-name="ro1">
          <table:table-cell office:value-type="float" office:value="0.399568736553192" calcext:value-type="float">
            <text:p>0.399568736553192</text:p>
          </table:table-cell>
          <table:table-cell/>
          <table:table-cell table:formula="of:=AVERAGE([.A52:.A100])" office:value-type="float" office:value="0.504296270560245" calcext:value-type="float">
            <text:p>0.504296270560245</text:p>
          </table:table-cell>
        </table:table-row>
        <table:table-row table:style-name="ro1">
          <table:table-cell office:value-type="float" office:value="0.446162045001984" calcext:value-type="float">
            <text:p>0.446162045001984</text:p>
          </table:table-cell>
          <table:table-cell/>
          <table:table-cell table:formula="of:=AVERAGE([.A53:.A101])" office:value-type="float" office:value="0.51420645020446" calcext:value-type="float">
            <text:p>0.51420645020446</text:p>
          </table:table-cell>
        </table:table-row>
        <table:table-row table:style-name="ro1">
          <table:table-cell office:value-type="float" office:value="0.0659231543540955" calcext:value-type="float">
            <text:p>0.065923154354096</text:p>
          </table:table-cell>
          <table:table-cell/>
          <table:table-cell table:formula="of:=AVERAGE([.A54:.A102])" office:value-type="float" office:value="0.508510484379165" calcext:value-type="float">
            <text:p>0.508510484379165</text:p>
          </table:table-cell>
        </table:table-row>
        <table:table-row table:style-name="ro1">
          <table:table-cell office:value-type="float" office:value="0.0485579371452332" calcext:value-type="float">
            <text:p>0.048557937145233</text:p>
          </table:table-cell>
          <table:table-cell/>
          <table:table-cell table:formula="of:=AVERAGE([.A55:.A103])" office:value-type="float" office:value="0.497552348034722" calcext:value-type="float">
            <text:p>0.497552348034722</text:p>
          </table:table-cell>
        </table:table-row>
        <table:table-row table:style-name="ro1">
          <table:table-cell office:value-type="float" office:value="0.537768423557282" calcext:value-type="float">
            <text:p>0.537768423557282</text:p>
          </table:table-cell>
          <table:table-cell/>
          <table:table-cell table:formula="of:=AVERAGE([.A56:.A104])" office:value-type="float" office:value="0.500183146218864" calcext:value-type="float">
            <text:p>0.500183146218864</text:p>
          </table:table-cell>
        </table:table-row>
        <table:table-row table:style-name="ro1">
          <table:table-cell office:value-type="float" office:value="0.531521141529083" calcext:value-type="float">
            <text:p>0.531521141529083</text:p>
          </table:table-cell>
          <table:table-cell/>
          <table:table-cell table:formula="of:=AVERAGE([.A57:.A105])" office:value-type="float" office:value="0.503171217076632" calcext:value-type="float">
            <text:p>0.503171217076632</text:p>
          </table:table-cell>
        </table:table-row>
        <table:table-row table:style-name="ro1">
          <table:table-cell office:value-type="float" office:value="0.434433281421661" calcext:value-type="float">
            <text:p>0.434433281421661</text:p>
          </table:table-cell>
          <table:table-cell/>
          <table:table-cell table:formula="of:=AVERAGE([.A58:.A106])" office:value-type="float" office:value="0.511617057177485" calcext:value-type="float">
            <text:p>0.511617057177485</text:p>
          </table:table-cell>
        </table:table-row>
        <table:table-row table:style-name="ro1">
          <table:table-cell office:value-type="float" office:value="0.483307659626007" calcext:value-type="float">
            <text:p>0.483307659626007</text:p>
          </table:table-cell>
          <table:table-cell/>
          <table:table-cell table:formula="of:=AVERAGE([.A59:.A107])" office:value-type="float" office:value="0.511420884910895" calcext:value-type="float">
            <text:p>0.511420884910895</text:p>
          </table:table-cell>
        </table:table-row>
        <table:table-row table:style-name="ro1">
          <table:table-cell office:value-type="float" office:value="0.99499124288559" calcext:value-type="float">
            <text:p>0.99499124288559</text:p>
          </table:table-cell>
          <table:table-cell/>
          <table:table-cell table:formula="of:=AVERAGE([.A60:.A108])" office:value-type="float" office:value="0.495118857646475" calcext:value-type="float">
            <text:p>0.495118857646475</text:p>
          </table:table-cell>
        </table:table-row>
        <table:table-row table:style-name="ro1">
          <table:table-cell office:value-type="float" office:value="0.472070157527924" calcext:value-type="float">
            <text:p>0.472070157527924</text:p>
          </table:table-cell>
          <table:table-cell/>
          <table:table-cell table:formula="of:=AVERAGE([.A61:.A109])" office:value-type="float" office:value="0.489984174163974" calcext:value-type="float">
            <text:p>0.489984174163974</text:p>
          </table:table-cell>
        </table:table-row>
        <table:table-row table:style-name="ro1">
          <table:table-cell office:value-type="float" office:value="0.289364993572235" calcext:value-type="float">
            <text:p>0.289364993572235</text:p>
          </table:table-cell>
          <table:table-cell/>
          <table:table-cell table:formula="of:=AVERAGE([.A62:.A110])" office:value-type="float" office:value="0.488573349252039" calcext:value-type="float">
            <text:p>0.488573349252039</text:p>
          </table:table-cell>
        </table:table-row>
        <table:table-row table:style-name="ro1">
          <table:table-cell office:value-type="float" office:value="0.381066620349884" calcext:value-type="float">
            <text:p>0.381066620349884</text:p>
          </table:table-cell>
          <table:table-cell/>
          <table:table-cell table:formula="of:=AVERAGE([.A63:.A111])" office:value-type="float" office:value="0.491571239062718" calcext:value-type="float">
            <text:p>0.491571239062718</text:p>
          </table:table-cell>
        </table:table-row>
        <table:table-row table:style-name="ro1">
          <table:table-cell office:value-type="float" office:value="0.430733978748322" calcext:value-type="float">
            <text:p>0.430733978748322</text:p>
          </table:table-cell>
          <table:table-cell/>
          <table:table-cell table:formula="of:=AVERAGE([.A64:.A112])" office:value-type="float" office:value="0.49505124773298" calcext:value-type="float">
            <text:p>0.49505124773298</text:p>
          </table:table-cell>
        </table:table-row>
        <table:table-row table:style-name="ro1">
          <table:table-cell office:value-type="float" office:value="0.330721199512482" calcext:value-type="float">
            <text:p>0.330721199512482</text:p>
          </table:table-cell>
          <table:table-cell/>
          <table:table-cell table:formula="of:=AVERAGE([.A65:.A113])" office:value-type="float" office:value="0.492731629585733" calcext:value-type="float">
            <text:p>0.492731629585733</text:p>
          </table:table-cell>
        </table:table-row>
        <table:table-row table:style-name="ro1">
          <table:table-cell office:value-type="float" office:value="0.642328679561615" calcext:value-type="float">
            <text:p>0.642328679561615</text:p>
          </table:table-cell>
          <table:table-cell/>
          <table:table-cell table:formula="of:=AVERAGE([.A66:.A114])" office:value-type="float" office:value="0.495673768374385" calcext:value-type="float">
            <text:p>0.495673768374385</text:p>
          </table:table-cell>
        </table:table-row>
        <table:table-row table:style-name="ro1">
          <table:table-cell office:value-type="float" office:value="0.558204472064972" calcext:value-type="float">
            <text:p>0.558204472064972</text:p>
          </table:table-cell>
          <table:table-cell/>
          <table:table-cell table:formula="of:=AVERAGE([.A67:.A115])" office:value-type="float" office:value="0.497955171429381" calcext:value-type="float">
            <text:p>0.497955171429381</text:p>
          </table:table-cell>
        </table:table-row>
        <table:table-row table:style-name="ro1">
          <table:table-cell office:value-type="float" office:value="0.489957630634308" calcext:value-type="float">
            <text:p>0.489957630634308</text:p>
          </table:table-cell>
          <table:table-cell/>
          <table:table-cell table:formula="of:=AVERAGE([.A68:.A116])" office:value-type="float" office:value="0.500151578260928" calcext:value-type="float">
            <text:p>0.500151578260928</text:p>
          </table:table-cell>
        </table:table-row>
        <table:table-row table:style-name="ro1">
          <table:table-cell office:value-type="float" office:value="0.474156200885773" calcext:value-type="float">
            <text:p>0.474156200885773</text:p>
          </table:table-cell>
          <table:table-cell/>
          <table:table-cell table:formula="of:=AVERAGE([.A69:.A117])" office:value-type="float" office:value="0.508681905512907" calcext:value-type="float">
            <text:p>0.508681905512907</text:p>
          </table:table-cell>
        </table:table-row>
        <table:table-row table:style-name="ro1">
          <table:table-cell office:value-type="float" office:value="0.188965871930122" calcext:value-type="float">
            <text:p>0.188965871930122</text:p>
          </table:table-cell>
          <table:table-cell/>
          <table:table-cell table:formula="of:=AVERAGE([.A70:.A118])" office:value-type="float" office:value="0.505079342698564" calcext:value-type="float">
            <text:p>0.505079342698564</text:p>
          </table:table-cell>
        </table:table-row>
        <table:table-row table:style-name="ro1">
          <table:table-cell office:value-type="float" office:value="0.636227965354919" calcext:value-type="float">
            <text:p>0.636227965354919</text:p>
          </table:table-cell>
          <table:table-cell/>
          <table:table-cell table:formula="of:=AVERAGE([.A71:.A119])" office:value-type="float" office:value="0.506769663521222" calcext:value-type="float">
            <text:p>0.506769663521222</text:p>
          </table:table-cell>
        </table:table-row>
        <table:table-row table:style-name="ro1">
          <table:table-cell office:value-type="float" office:value="0.492155969142914" calcext:value-type="float">
            <text:p>0.492155969142914</text:p>
          </table:table-cell>
          <table:table-cell/>
          <table:table-cell table:formula="of:=AVERAGE([.A72:.A120])" office:value-type="float" office:value="0.507707261613437" calcext:value-type="float">
            <text:p>0.507707261613437</text:p>
          </table:table-cell>
        </table:table-row>
        <table:table-row table:style-name="ro1">
          <table:table-cell office:value-type="float" office:value="0.344510972499847" calcext:value-type="float">
            <text:p>0.344510972499847</text:p>
          </table:table-cell>
          <table:table-cell/>
          <table:table-cell table:formula="of:=AVERAGE([.A73:.A121])" office:value-type="float" office:value="0.504762439399349" calcext:value-type="float">
            <text:p>0.504762439399349</text:p>
          </table:table-cell>
        </table:table-row>
        <table:table-row table:style-name="ro1">
          <table:table-cell office:value-type="float" office:value="0.175035893917084" calcext:value-type="float">
            <text:p>0.175035893917084</text:p>
          </table:table-cell>
          <table:table-cell/>
          <table:table-cell table:formula="of:=AVERAGE([.A74:.A122])" office:value-type="float" office:value="0.49900083304668" calcext:value-type="float">
            <text:p>0.49900083304668</text:p>
          </table:table-cell>
        </table:table-row>
        <table:table-row table:style-name="ro1">
          <table:table-cell office:value-type="float" office:value="0.304042518138885" calcext:value-type="float">
            <text:p>0.304042518138885</text:p>
          </table:table-cell>
          <table:table-cell/>
          <table:table-cell table:formula="of:=AVERAGE([.A75:.A123])" office:value-type="float" office:value="0.496962818868306" calcext:value-type="float">
            <text:p>0.496962818868306</text:p>
          </table:table-cell>
        </table:table-row>
        <table:table-row table:style-name="ro1">
          <table:table-cell office:value-type="float" office:value="0.309290587902069" calcext:value-type="float">
            <text:p>0.309290587902069</text:p>
          </table:table-cell>
          <table:table-cell/>
          <table:table-cell table:formula="of:=AVERAGE([.A76:.A124])" office:value-type="float" office:value="0.465420331577865" calcext:value-type="float">
            <text:p>0.465420331577865</text:p>
          </table:table-cell>
        </table:table-row>
        <table:table-row table:style-name="ro1">
          <table:table-cell office:value-type="float" office:value="0.352512538433075" calcext:value-type="float">
            <text:p>0.352512538433075</text:p>
          </table:table-cell>
          <table:table-cell/>
          <table:table-cell table:formula="of:=AVERAGE([.A77:.A125])" office:value-type="float" office:value="0.46397163217165" calcext:value-type="float">
            <text:p>0.46397163217165</text:p>
          </table:table-cell>
        </table:table-row>
        <table:table-row table:style-name="ro1">
          <table:table-cell office:value-type="float" office:value="0.0761033892631531" calcext:value-type="float">
            <text:p>0.076103389263153</text:p>
          </table:table-cell>
          <table:table-cell/>
          <table:table-cell table:formula="of:=AVERAGE([.A78:.A126])" office:value-type="float" office:value="0.454973466846408" calcext:value-type="float">
            <text:p>0.454973466846408</text:p>
          </table:table-cell>
        </table:table-row>
        <table:table-row table:style-name="ro1">
          <table:table-cell office:value-type="float" office:value="0.432626187801361" calcext:value-type="float">
            <text:p>0.432626187801361</text:p>
          </table:table-cell>
          <table:table-cell/>
          <table:table-cell table:formula="of:=AVERAGE([.A79:.A127])" office:value-type="float" office:value="0.456293692698284" calcext:value-type="float">
            <text:p>0.456293692698284</text:p>
          </table:table-cell>
        </table:table-row>
        <table:table-row table:style-name="ro1">
          <table:table-cell office:value-type="float" office:value="-0.527113080024719" calcext:value-type="float">
            <text:p>-0.527113080024719</text:p>
          </table:table-cell>
          <table:table-cell/>
          <table:table-cell table:formula="of:=AVERAGE([.A80:.A128])" office:value-type="float" office:value="0.437792667624902" calcext:value-type="float">
            <text:p>0.437792667624902</text:p>
          </table:table-cell>
        </table:table-row>
        <table:table-row table:style-name="ro1">
          <table:table-cell office:value-type="float" office:value="0.620281398296356" calcext:value-type="float">
            <text:p>0.620281398296356</text:p>
          </table:table-cell>
          <table:table-cell/>
          <table:table-cell table:formula="of:=AVERAGE([.A81:.A129])" office:value-type="float" office:value="0.442876279658201" calcext:value-type="float">
            <text:p>0.442876279658201</text:p>
          </table:table-cell>
        </table:table-row>
        <table:table-row table:style-name="ro1">
          <table:table-cell office:value-type="float" office:value="1.50300669670105" calcext:value-type="float">
            <text:p>1.50300669670105</text:p>
          </table:table-cell>
          <table:table-cell/>
          <table:table-cell table:formula="of:=AVERAGE([.A82:.A130])" office:value-type="float" office:value="0.464897956471054" calcext:value-type="float">
            <text:p>0.464897956471054</text:p>
          </table:table-cell>
        </table:table-row>
        <table:table-row table:style-name="ro1">
          <table:table-cell office:value-type="float" office:value="0.470816254615784" calcext:value-type="float">
            <text:p>0.470816254615784</text:p>
          </table:table-cell>
          <table:table-cell/>
          <table:table-cell table:formula="of:=AVERAGE([.A83:.A131])" office:value-type="float" office:value="0.462312334958388" calcext:value-type="float">
            <text:p>0.462312334958388</text:p>
          </table:table-cell>
        </table:table-row>
        <table:table-row table:style-name="ro1">
          <table:table-cell office:value-type="float" office:value="0.491670548915863" calcext:value-type="float">
            <text:p>0.491670548915863</text:p>
          </table:table-cell>
          <table:table-cell/>
          <table:table-cell table:formula="of:=AVERAGE([.A84:.A132])" office:value-type="float" office:value="0.439028998114625" calcext:value-type="float">
            <text:p>0.439028998114625</text:p>
          </table:table-cell>
        </table:table-row>
        <table:table-row table:style-name="ro1">
          <table:table-cell office:value-type="float" office:value="1.42824125289917" calcext:value-type="float">
            <text:p>1.42824125289917</text:p>
          </table:table-cell>
          <table:table-cell/>
          <table:table-cell table:formula="of:=AVERAGE([.A85:.A133])" office:value-type="float" office:value="0.441209793394926" calcext:value-type="float">
            <text:p>0.441209793394926</text:p>
          </table:table-cell>
        </table:table-row>
        <table:table-row table:style-name="ro1">
          <table:table-cell office:value-type="float" office:value="-0.370633840560913" calcext:value-type="float">
            <text:p>-0.370633840560913</text:p>
          </table:table-cell>
          <table:table-cell/>
          <table:table-cell table:formula="of:=AVERAGE([.A86:.A134])" office:value-type="float" office:value="0.421977849943297" calcext:value-type="float">
            <text:p>0.421977849943297</text:p>
          </table:table-cell>
        </table:table-row>
        <table:table-row table:style-name="ro1">
          <table:table-cell office:value-type="float" office:value="0.124494612216949" calcext:value-type="float">
            <text:p>0.124494612216949</text:p>
          </table:table-cell>
          <table:table-cell/>
          <table:table-cell table:formula="of:=AVERAGE([.A87:.A135])" office:value-type="float" office:value="0.416010374013258" calcext:value-type="float">
            <text:p>0.416010374013258</text:p>
          </table:table-cell>
        </table:table-row>
        <table:table-row table:style-name="ro1">
          <table:table-cell office:value-type="float" office:value="1.20978486537933" calcext:value-type="float">
            <text:p>1.20978486537933</text:p>
          </table:table-cell>
          <table:table-cell/>
          <table:table-cell table:formula="of:=AVERAGE([.A88:.A136])" office:value-type="float" office:value="0.433290360229356" calcext:value-type="float">
            <text:p>0.433290360229356</text:p>
          </table:table-cell>
        </table:table-row>
        <table:table-row table:style-name="ro1">
          <table:table-cell office:value-type="float" office:value="0.297533810138702" calcext:value-type="float">
            <text:p>0.297533810138702</text:p>
          </table:table-cell>
          <table:table-cell/>
          <table:table-cell table:formula="of:=AVERAGE([.A89:.A137])" office:value-type="float" office:value="0.430232573832784" calcext:value-type="float">
            <text:p>0.430232573832784</text:p>
          </table:table-cell>
        </table:table-row>
        <table:table-row table:style-name="ro1">
          <table:table-cell office:value-type="float" office:value="0.480536282062531" calcext:value-type="float">
            <text:p>0.480536282062531</text:p>
          </table:table-cell>
          <table:table-cell/>
          <table:table-cell table:formula="of:=AVERAGE([.A90:.A138])" office:value-type="float" office:value="0.430250143822359" calcext:value-type="float">
            <text:p>0.430250143822359</text:p>
          </table:table-cell>
        </table:table-row>
        <table:table-row table:style-name="ro1">
          <table:table-cell office:value-type="float" office:value="0.481302917003632" calcext:value-type="float">
            <text:p>0.481302917003632</text:p>
          </table:table-cell>
          <table:table-cell/>
          <table:table-cell table:formula="of:=AVERAGE([.A91:.A139])" office:value-type="float" office:value="0.432508773037366" calcext:value-type="float">
            <text:p>0.432508773037366</text:p>
          </table:table-cell>
        </table:table-row>
        <table:table-row table:style-name="ro1">
          <table:table-cell office:value-type="float" office:value="0.555345356464386" calcext:value-type="float">
            <text:p>0.555345356464386</text:p>
          </table:table-cell>
          <table:table-cell/>
          <table:table-cell table:formula="of:=AVERAGE([.A92:.A140])" office:value-type="float" office:value="0.435865470645379" calcext:value-type="float">
            <text:p>0.435865470645379</text:p>
          </table:table-cell>
        </table:table-row>
        <table:table-row table:style-name="ro1">
          <table:table-cell office:value-type="float" office:value="0.522952258586883" calcext:value-type="float">
            <text:p>0.522952258586883</text:p>
          </table:table-cell>
          <table:table-cell/>
          <table:table-cell table:formula="of:=AVERAGE([.A93:.A141])" office:value-type="float" office:value="0.435970374820184" calcext:value-type="float">
            <text:p>0.435970374820184</text:p>
          </table:table-cell>
        </table:table-row>
        <table:table-row table:style-name="ro1">
          <table:table-cell office:value-type="float" office:value="-0.0786402821540833" calcext:value-type="float">
            <text:p>-0.078640282154083</text:p>
          </table:table-cell>
          <table:table-cell/>
          <table:table-cell table:formula="of:=AVERAGE([.A94:.A142])" office:value-type="float" office:value="0.436353326147916" calcext:value-type="float">
            <text:p>0.436353326147916</text:p>
          </table:table-cell>
        </table:table-row>
        <table:table-row table:style-name="ro1">
          <table:table-cell office:value-type="float" office:value="0.291468918323517" calcext:value-type="float">
            <text:p>0.291468918323517</text:p>
          </table:table-cell>
          <table:table-cell/>
          <table:table-cell table:formula="of:=AVERAGE([.A95:.A143])" office:value-type="float" office:value="0.43195851268817" calcext:value-type="float">
            <text:p>0.43195851268817</text:p>
          </table:table-cell>
        </table:table-row>
        <table:table-row table:style-name="ro1">
          <table:table-cell office:value-type="float" office:value="0.329473316669464" calcext:value-type="float">
            <text:p>0.329473316669464</text:p>
          </table:table-cell>
          <table:table-cell/>
          <table:table-cell table:formula="of:=AVERAGE([.A96:.A144])" office:value-type="float" office:value="0.430485236705566" calcext:value-type="float">
            <text:p>0.430485236705566</text:p>
          </table:table-cell>
        </table:table-row>
        <table:table-row table:style-name="ro1">
          <table:table-cell office:value-type="float" office:value="0.217620074748993" calcext:value-type="float">
            <text:p>0.217620074748993</text:p>
          </table:table-cell>
          <table:table-cell/>
          <table:table-cell table:formula="of:=AVERAGE([.A97:.A145])" office:value-type="float" office:value="0.425385161626096" calcext:value-type="float">
            <text:p>0.425385161626096</text:p>
          </table:table-cell>
        </table:table-row>
        <table:table-row table:style-name="ro1">
          <table:table-cell office:value-type="float" office:value="0.325258195400238" calcext:value-type="float">
            <text:p>0.325258195400238</text:p>
          </table:table-cell>
          <table:table-cell/>
          <table:table-cell table:formula="of:=AVERAGE([.A98:.A146])" office:value-type="float" office:value="0.42235654987851" calcext:value-type="float">
            <text:p>0.42235654987851</text:p>
          </table:table-cell>
        </table:table-row>
        <table:table-row table:style-name="ro1">
          <table:table-cell office:value-type="float" office:value="0.402980268001556" calcext:value-type="float">
            <text:p>0.402980268001556</text:p>
          </table:table-cell>
          <table:table-cell/>
          <table:table-cell table:formula="of:=AVERAGE([.A99:.A147])" office:value-type="float" office:value="0.419509700670534" calcext:value-type="float">
            <text:p>0.419509700670534</text:p>
          </table:table-cell>
        </table:table-row>
        <table:table-row table:style-name="ro1">
          <table:table-cell office:value-type="float" office:value="0.545802533626556" calcext:value-type="float">
            <text:p>0.545802533626556</text:p>
          </table:table-cell>
          <table:table-cell/>
          <table:table-cell table:formula="of:=AVERAGE([.A100:.A148])" office:value-type="float" office:value="0.421316159318905" calcext:value-type="float">
            <text:p>0.421316159318905</text:p>
          </table:table-cell>
        </table:table-row>
        <table:table-row table:style-name="ro1">
          <table:table-cell office:value-type="float" office:value="0.456593334674835" calcext:value-type="float">
            <text:p>0.456593334674835</text:p>
          </table:table-cell>
          <table:table-cell/>
          <table:table-cell table:formula="of:=AVERAGE([.A101:.A149])" office:value-type="float" office:value="0.422479926627509" calcext:value-type="float">
            <text:p>0.422479926627509</text:p>
          </table:table-cell>
        </table:table-row>
        <table:table-row table:style-name="ro1">
          <table:table-cell office:value-type="float" office:value="0.210693657398224" calcext:value-type="float">
            <text:p>0.210693657398224</text:p>
          </table:table-cell>
          <table:table-cell/>
          <table:table-cell table:formula="of:=AVERAGE([.A102:.A150])" office:value-type="float" office:value="0.417674449329474" calcext:value-type="float">
            <text:p>0.417674449329474</text:p>
          </table:table-cell>
        </table:table-row>
        <table:table-row table:style-name="ro1">
          <table:table-cell office:value-type="float" office:value="0.508480131626129" calcext:value-type="float">
            <text:p>0.508480131626129</text:p>
          </table:table-cell>
          <table:table-cell/>
          <table:table-cell table:formula="of:=AVERAGE([.A103:.A151])" office:value-type="float" office:value="0.426706224375842" calcext:value-type="float">
            <text:p>0.426706224375842</text:p>
          </table:table-cell>
        </table:table-row>
        <table:table-row table:style-name="ro1">
          <table:table-cell office:value-type="float" office:value="-0.169130682945251" calcext:value-type="float">
            <text:p>-0.169130682945251</text:p>
          </table:table-cell>
          <table:table-cell/>
          <table:table-cell table:formula="of:=AVERAGE([.A104:.A152])" office:value-type="float" office:value="0.422263599476036" calcext:value-type="float">
            <text:p>0.422263599476036</text:p>
          </table:table-cell>
        </table:table-row>
        <table:table-row table:style-name="ro1">
          <table:table-cell office:value-type="float" office:value="0.463145196437836" calcext:value-type="float">
            <text:p>0.463145196437836</text:p>
          </table:table-cell>
          <table:table-cell/>
          <table:table-cell table:formula="of:=AVERAGE([.A105:.A153])" office:value-type="float" office:value="0.420740676473598" calcext:value-type="float">
            <text:p>0.420740676473598</text:p>
          </table:table-cell>
        </table:table-row>
        <table:table-row table:style-name="ro1">
          <table:table-cell office:value-type="float" office:value="0.537578046321869" calcext:value-type="float">
            <text:p>0.537578046321869</text:p>
          </table:table-cell>
          <table:table-cell/>
          <table:table-cell table:formula="of:=AVERAGE([.A106:.A154])" office:value-type="float" office:value="0.420864286775492" calcext:value-type="float">
            <text:p>0.420864286775492</text:p>
          </table:table-cell>
        </table:table-row>
        <table:table-row table:style-name="ro1">
          <table:table-cell office:value-type="float" office:value="0.359779059886932" calcext:value-type="float">
            <text:p>0.359779059886932</text:p>
          </table:table-cell>
          <table:table-cell/>
          <table:table-cell table:formula="of:=AVERAGE([.A107:.A155])" office:value-type="float" office:value="0.419340731233967" calcext:value-type="float">
            <text:p>0.419340731233967</text:p>
          </table:table-cell>
        </table:table-row>
        <table:table-row table:style-name="ro1">
          <table:table-cell office:value-type="float" office:value="0.358162462711334" calcext:value-type="float">
            <text:p>0.358162462711334</text:p>
          </table:table-cell>
          <table:table-cell/>
          <table:table-cell table:formula="of:=AVERAGE([.A108:.A156])" office:value-type="float" office:value="0.416786747623463" calcext:value-type="float">
            <text:p>0.416786747623463</text:p>
          </table:table-cell>
        </table:table-row>
        <table:table-row table:style-name="ro1">
          <table:table-cell office:value-type="float" office:value="0.290424883365631" calcext:value-type="float">
            <text:p>0.290424883365631</text:p>
          </table:table-cell>
          <table:table-cell/>
          <table:table-cell table:formula="of:=AVERAGE([.A109:.A157])" office:value-type="float" office:value="0.402407842327137" calcext:value-type="float">
            <text:p>0.402407842327137</text:p>
          </table:table-cell>
        </table:table-row>
        <table:table-row table:style-name="ro1">
          <table:table-cell office:value-type="float" office:value="0.149609386920929" calcext:value-type="float">
            <text:p>0.149609386920929</text:p>
          </table:table-cell>
          <table:table-cell/>
          <table:table-cell table:formula="of:=AVERAGE([.A110:.A158])" office:value-type="float" office:value="0.395827010273933" calcext:value-type="float">
            <text:p>0.395827010273933</text:p>
          </table:table-cell>
        </table:table-row>
        <table:table-row table:style-name="ro1">
          <table:table-cell office:value-type="float" office:value="-0.00071030855178833" calcext:value-type="float">
            <text:p>-0.000710308551788</text:p>
          </table:table-cell>
          <table:table-cell/>
          <table:table-cell table:formula="of:=AVERAGE([.A111:.A159])" office:value-type="float" office:value="0.389907106148953" calcext:value-type="float">
            <text:p>0.389907106148953</text:p>
          </table:table-cell>
        </table:table-row>
        <table:table-row table:style-name="ro1">
          <table:table-cell office:value-type="float" office:value="0.3312047123909" calcext:value-type="float">
            <text:p>0.3312047123909</text:p>
          </table:table-cell>
          <table:table-cell/>
          <table:table-cell table:formula="of:=AVERAGE([.A112:.A160])" office:value-type="float" office:value="0.388889516190607" calcext:value-type="float">
            <text:p>0.388889516190607</text:p>
          </table:table-cell>
        </table:table-row>
        <table:table-row table:style-name="ro1">
          <table:table-cell office:value-type="float" office:value="0.244681119918823" calcext:value-type="float">
            <text:p>0.244681119918823</text:p>
          </table:table-cell>
          <table:table-cell/>
          <table:table-cell table:formula="of:=AVERAGE([.A113:.A161])" office:value-type="float" office:value="0.385092519071637" calcext:value-type="float">
            <text:p>0.385092519071637</text:p>
          </table:table-cell>
        </table:table-row>
        <table:table-row table:style-name="ro1">
          <table:table-cell office:value-type="float" office:value="1.04929673671722" calcext:value-type="float">
            <text:p>1.04929673671722</text:p>
          </table:table-cell>
          <table:table-cell/>
          <table:table-cell table:formula="of:=AVERAGE([.A114:.A162])" office:value-type="float" office:value="0.399757325953367" calcext:value-type="float">
            <text:p>0.399757325953367</text:p>
          </table:table-cell>
        </table:table-row>
        <table:table-row table:style-name="ro1">
          <table:table-cell office:value-type="float" office:value="0.338326275348663" calcext:value-type="float">
            <text:p>0.338326275348663</text:p>
          </table:table-cell>
          <table:table-cell/>
          <table:table-cell table:formula="of:=AVERAGE([.A115:.A163])" office:value-type="float" office:value="0.393553195255143" calcext:value-type="float">
            <text:p>0.393553195255143</text:p>
          </table:table-cell>
        </table:table-row>
        <table:table-row table:style-name="ro1">
          <table:table-cell office:value-type="float" office:value="0.228922307491302" calcext:value-type="float">
            <text:p>0.228922307491302</text:p>
          </table:table-cell>
          <table:table-cell/>
          <table:table-cell table:formula="of:=AVERAGE([.A116:.A164])" office:value-type="float" office:value="0.38683315108017" calcext:value-type="float">
            <text:p>0.38683315108017</text:p>
          </table:table-cell>
        </table:table-row>
        <table:table-row table:style-name="ro1">
          <table:table-cell office:value-type="float" office:value="1.12338709831238" calcext:value-type="float">
            <text:p>1.12338709831238</text:p>
          </table:table-cell>
          <table:table-cell/>
          <table:table-cell table:formula="of:=AVERAGE([.A117:.A165])" office:value-type="float" office:value="0.3997602830736" calcext:value-type="float">
            <text:p>0.3997602830736</text:p>
          </table:table-cell>
        </table:table-row>
        <table:table-row table:style-name="ro1">
          <table:table-cell office:value-type="float" office:value="0.292726099491119" calcext:value-type="float">
            <text:p>0.292726099491119</text:p>
          </table:table-cell>
          <table:table-cell/>
          <table:table-cell table:formula="of:=AVERAGE([.A118:.A166])" office:value-type="float" office:value="0.396057627943097" calcext:value-type="float">
            <text:p>0.396057627943097</text:p>
          </table:table-cell>
        </table:table-row>
        <table:table-row table:style-name="ro1">
          <table:table-cell office:value-type="float" office:value="0.271751463413238" calcext:value-type="float">
            <text:p>0.271751463413238</text:p>
          </table:table-cell>
          <table:table-cell/>
          <table:table-cell table:formula="of:=AVERAGE([.A119:.A167])" office:value-type="float" office:value="0.3977471298101" calcext:value-type="float">
            <text:p>0.3977471298101</text:p>
          </table:table-cell>
        </table:table-row>
        <table:table-row table:style-name="ro1">
          <table:table-cell office:value-type="float" office:value="-0.243844211101532" calcext:value-type="float">
            <text:p>-0.243844211101532</text:p>
          </table:table-cell>
          <table:table-cell/>
          <table:table-cell table:formula="of:=AVERAGE([.A120:.A168])" office:value-type="float" office:value="0.379786473147723" calcext:value-type="float">
            <text:p>0.379786473147723</text:p>
          </table:table-cell>
        </table:table-row>
        <table:table-row table:style-name="ro1">
          <table:table-cell office:value-type="float" office:value="0.524662435054779" calcext:value-type="float">
            <text:p>0.524662435054779</text:p>
          </table:table-cell>
          <table:table-cell/>
          <table:table-cell table:formula="of:=AVERAGE([.A121:.A169])" office:value-type="float" office:value="0.380449870411231" calcext:value-type="float">
            <text:p>0.380449870411231</text:p>
          </table:table-cell>
        </table:table-row>
        <table:table-row table:style-name="ro1">
          <table:table-cell office:value-type="float" office:value="0.0260838866233826" calcext:value-type="float">
            <text:p>0.026083886623383</text:p>
          </table:table-cell>
          <table:table-cell/>
          <table:table-cell table:formula="of:=AVERAGE([.A122:.A170])" office:value-type="float" office:value="0.373951358454568" calcext:value-type="float">
            <text:p>0.373951358454568</text:p>
          </table:table-cell>
        </table:table-row>
        <table:table-row table:style-name="ro1">
          <table:table-cell office:value-type="float" office:value="0.559169113636017" calcext:value-type="float">
            <text:p>0.559169113636017</text:p>
          </table:table-cell>
          <table:table-cell/>
          <table:table-cell table:formula="of:=AVERAGE([.A123:.A171])" office:value-type="float" office:value="0.38179081191822" calcext:value-type="float">
            <text:p>0.38179081191822</text:p>
          </table:table-cell>
        </table:table-row>
        <table:table-row table:style-name="ro1">
          <table:table-cell office:value-type="float" office:value="0.42864316701889" calcext:value-type="float">
            <text:p>0.42864316701889</text:p>
          </table:table-cell>
          <table:table-cell/>
          <table:table-cell table:formula="of:=AVERAGE([.A124:.A172])" office:value-type="float" office:value="0.384333682303526" calcext:value-type="float">
            <text:p>0.384333682303526</text:p>
          </table:table-cell>
        </table:table-row>
        <table:table-row table:style-name="ro1">
          <table:table-cell office:value-type="float" office:value="0.31805008649826" calcext:value-type="float">
            <text:p>0.31805008649826</text:p>
          </table:table-cell>
          <table:table-cell/>
          <table:table-cell table:formula="of:=AVERAGE([.A125:.A173])" office:value-type="float" office:value="0.384512447580999" calcext:value-type="float">
            <text:p>0.384512447580999</text:p>
          </table:table-cell>
        </table:table-row>
        <table:table-row table:style-name="ro1">
          <table:table-cell office:value-type="float" office:value="0.447652518749237" calcext:value-type="float">
            <text:p>0.447652518749237</text:p>
          </table:table-cell>
          <table:table-cell/>
          <table:table-cell table:formula="of:=AVERAGE([.A126:.A174])" office:value-type="float" office:value="0.386454079832349" calcext:value-type="float">
            <text:p>0.386454079832349</text:p>
          </table:table-cell>
        </table:table-row>
        <table:table-row table:style-name="ro1">
          <table:table-cell office:value-type="float" office:value="0.459194004535675" calcext:value-type="float">
            <text:p>0.459194004535675</text:p>
          </table:table-cell>
          <table:table-cell/>
          <table:table-cell table:formula="of:=AVERAGE([.A127:.A175])" office:value-type="float" office:value="0.394272255654238" calcext:value-type="float">
            <text:p>0.394272255654238</text:p>
          </table:table-cell>
        </table:table-row>
        <table:table-row table:style-name="ro1">
          <table:table-cell office:value-type="float" office:value="-0.16949850320816" calcext:value-type="float">
            <text:p>-0.16949850320816</text:p>
          </table:table-cell>
          <table:table-cell/>
          <table:table-cell table:formula="of:=AVERAGE([.A128:.A176])" office:value-type="float" office:value="0.381983996654043" calcext:value-type="float">
            <text:p>0.381983996654043</text:p>
          </table:table-cell>
        </table:table-row>
        <table:table-row table:style-name="ro1">
          <table:table-cell office:value-type="float" office:value="0.137583076953888" calcext:value-type="float">
            <text:p>0.137583076953888</text:p>
          </table:table-cell>
          <table:table-cell/>
          <table:table-cell table:formula="of:=AVERAGE([.A129:.A177])" office:value-type="float" office:value="0.395549224347484" calcext:value-type="float">
            <text:p>0.395549224347484</text:p>
          </table:table-cell>
        </table:table-row>
        <table:table-row table:style-name="ro1">
          <table:table-cell office:value-type="float" office:value="-0.023701012134552" calcext:value-type="float">
            <text:p>-0.023701012134552</text:p>
          </table:table-cell>
          <table:table-cell/>
          <table:table-cell table:formula="of:=AVERAGE([.A130:.A178])" office:value-type="float" office:value="0.382406726175425" calcext:value-type="float">
            <text:p>0.382406726175425</text:p>
          </table:table-cell>
        </table:table-row>
        <table:table-row table:style-name="ro1">
          <table:table-cell office:value-type="float" office:value="-0.0939958691596985" calcext:value-type="float">
            <text:p>-0.093995869159699</text:p>
          </table:table-cell>
          <table:table-cell/>
          <table:table-cell table:formula="of:=AVERAGE([.A131:.A179])" office:value-type="float" office:value="0.349814837076226" calcext:value-type="float">
            <text:p>0.349814837076226</text:p>
          </table:table-cell>
        </table:table-row>
        <table:table-row table:style-name="ro1">
          <table:table-cell office:value-type="float" office:value="0.0787155032157898" calcext:value-type="float">
            <text:p>0.07871550321579</text:p>
          </table:table-cell>
          <table:table-cell/>
          <table:table-cell table:formula="of:=AVERAGE([.A132:.A180])" office:value-type="float" office:value="0.341812780925206" calcext:value-type="float">
            <text:p>0.341812780925206</text:p>
          </table:table-cell>
        </table:table-row>
        <table:table-row table:style-name="ro1">
          <table:table-cell office:value-type="float" office:value="0.390790998935699" calcext:value-type="float">
            <text:p>0.390790998935699</text:p>
          </table:table-cell>
          <table:table-cell/>
          <table:table-cell table:formula="of:=AVERAGE([.A133:.A181])" office:value-type="float" office:value="0.33975401459908" calcext:value-type="float">
            <text:p>0.33975401459908</text:p>
          </table:table-cell>
        </table:table-row>
        <table:table-row table:style-name="ro1">
          <table:table-cell office:value-type="float" office:value="0.557971298694611" calcext:value-type="float">
            <text:p>0.557971298694611</text:p>
          </table:table-cell>
          <table:table-cell/>
          <table:table-cell table:formula="of:=AVERAGE([.A134:.A182])" office:value-type="float" office:value="0.321993403288783" calcext:value-type="float">
            <text:p>0.321993403288783</text:p>
          </table:table-cell>
        </table:table-row>
        <table:table-row table:style-name="ro1">
          <table:table-cell office:value-type="float" office:value="0.675100982189178" calcext:value-type="float">
            <text:p>0.675100982189178</text:p>
          </table:table-cell>
          <table:table-cell/>
          <table:table-cell table:formula="of:=AVERAGE([.A135:.A183])" office:value-type="float" office:value="0.343334930283683" calcext:value-type="float">
            <text:p>0.343334930283683</text:p>
          </table:table-cell>
        </table:table-row>
        <table:table-row table:style-name="ro1">
          <table:table-cell office:value-type="float" office:value="0.497900664806366" calcext:value-type="float">
            <text:p>0.497900664806366</text:p>
          </table:table-cell>
          <table:table-cell/>
          <table:table-cell table:formula="of:=AVERAGE([.A136:.A184])" office:value-type="float" office:value="0.350955461969181" calcext:value-type="float">
            <text:p>0.350955461969181</text:p>
          </table:table-cell>
        </table:table-row>
        <table:table-row table:style-name="ro1">
          <table:table-cell office:value-type="float" office:value="-0.160374462604523" calcext:value-type="float">
            <text:p>-0.160374462604523</text:p>
          </table:table-cell>
          <table:table-cell/>
          <table:table-cell table:formula="of:=AVERAGE([.A137:.A185])" office:value-type="float" office:value="0.322993026704204" calcext:value-type="float">
            <text:p>0.322993026704204</text:p>
          </table:table-cell>
        </table:table-row>
        <table:table-row table:style-name="ro1">
          <table:table-cell office:value-type="float" office:value="0.411048471927643" calcext:value-type="float">
            <text:p>0.411048471927643</text:p>
          </table:table-cell>
          <table:table-cell/>
          <table:table-cell table:formula="of:=AVERAGE([.A138:.A186])" office:value-type="float" office:value="0.325309652454999" calcext:value-type="float">
            <text:p>0.325309652454999</text:p>
          </table:table-cell>
        </table:table-row>
        <table:table-row table:style-name="ro1">
          <table:table-cell office:value-type="float" office:value="0.486618578433991" calcext:value-type="float">
            <text:p>0.486618578433991</text:p>
          </table:table-cell>
          <table:table-cell/>
          <table:table-cell table:formula="of:=AVERAGE([.A139:.A187])" office:value-type="float" office:value="0.325433780952376" calcext:value-type="float">
            <text:p>0.325433780952376</text:p>
          </table:table-cell>
        </table:table-row>
        <table:table-row table:style-name="ro1">
          <table:table-cell office:value-type="float" office:value="0.271586716175079" calcext:value-type="float">
            <text:p>0.271586716175079</text:p>
          </table:table-cell>
          <table:table-cell/>
          <table:table-cell table:formula="of:=AVERAGE([.A140:.A188])" office:value-type="float" office:value="0.321153858486487" calcext:value-type="float">
            <text:p>0.321153858486487</text:p>
          </table:table-cell>
        </table:table-row>
        <table:table-row table:style-name="ro1">
          <table:table-cell office:value-type="float" office:value="-0.0929903388023376" calcext:value-type="float">
            <text:p>-0.092990338802338</text:p>
          </table:table-cell>
          <table:table-cell/>
          <table:table-cell table:formula="of:=AVERAGE([.A141:.A189])" office:value-type="float" office:value="0.307922517766758" calcext:value-type="float">
            <text:p>0.307922517766758</text:p>
          </table:table-cell>
        </table:table-row>
        <table:table-row table:style-name="ro1">
          <table:table-cell office:value-type="float" office:value="0.595672070980072" calcext:value-type="float">
            <text:p>0.595672070980072</text:p>
          </table:table-cell>
          <table:table-cell/>
          <table:table-cell table:formula="of:=AVERAGE([.A142:.A190])" office:value-type="float" office:value="0.3094065955707" calcext:value-type="float">
            <text:p>0.3094065955707</text:p>
          </table:table-cell>
        </table:table-row>
        <table:table-row table:style-name="ro1">
          <table:table-cell office:value-type="float" office:value="0.542002379894257" calcext:value-type="float">
            <text:p>0.542002379894257</text:p>
          </table:table-cell>
          <table:table-cell/>
          <table:table-cell table:formula="of:=AVERAGE([.A143:.A191])" office:value-type="float" office:value="0.322072772347197" calcext:value-type="float">
            <text:p>0.322072772347197</text:p>
          </table:table-cell>
        </table:table-row>
        <table:table-row table:style-name="ro1">
          <table:table-cell office:value-type="float" office:value="0.53227561712265" calcext:value-type="float">
            <text:p>0.53227561712265</text:p>
          </table:table-cell>
          <table:table-cell/>
          <table:table-cell table:formula="of:=AVERAGE([.A144:.A192])" office:value-type="float" office:value="0.326987194771669" calcext:value-type="float">
            <text:p>0.326987194771669</text:p>
          </table:table-cell>
        </table:table-row>
        <table:table-row table:style-name="ro1">
          <table:table-cell office:value-type="float" office:value="0.480068504810333" calcext:value-type="float">
            <text:p>0.480068504810333</text:p>
          </table:table-cell>
          <table:table-cell/>
          <table:table-cell table:formula="of:=AVERAGE([.A145:.A193])" office:value-type="float" office:value="0.330060565958218" calcext:value-type="float">
            <text:p>0.330060565958218</text:p>
          </table:table-cell>
        </table:table-row>
        <table:table-row table:style-name="ro1">
          <table:table-cell office:value-type="float" office:value="0.462282121181488" calcext:value-type="float">
            <text:p>0.462282121181488</text:p>
          </table:table-cell>
          <table:table-cell/>
          <table:table-cell table:formula="of:=AVERAGE([.A146:.A194])" office:value-type="float" office:value="0.335053668946636" calcext:value-type="float">
            <text:p>0.335053668946636</text:p>
          </table:table-cell>
        </table:table-row>
        <table:table-row table:style-name="ro1">
          <table:table-cell office:value-type="float" office:value="0.461200296878815" calcext:value-type="float">
            <text:p>0.461200296878815</text:p>
          </table:table-cell>
          <table:table-cell/>
          <table:table-cell table:formula="of:=AVERAGE([.A147:.A195])" office:value-type="float" office:value="0.33782799754824" calcext:value-type="float">
            <text:p>0.33782799754824</text:p>
          </table:table-cell>
        </table:table-row>
        <table:table-row table:style-name="ro1">
          <table:table-cell office:value-type="float" office:value="-0.153807938098908" calcext:value-type="float">
            <text:p>-0.153807938098908</text:p>
          </table:table-cell>
          <table:table-cell/>
          <table:table-cell table:formula="of:=AVERAGE([.A148:.A196])" office:value-type="float" office:value="0.326464972933944" calcext:value-type="float">
            <text:p>0.326464972933944</text:p>
          </table:table-cell>
        </table:table-row>
        <table:table-row table:style-name="ro1">
          <table:table-cell office:value-type="float" office:value="0.509170234203339" calcext:value-type="float">
            <text:p>0.509170234203339</text:p>
          </table:table-cell>
          <table:table-cell/>
          <table:table-cell table:formula="of:=AVERAGE([.A149:.A197])" office:value-type="float" office:value="0.325717374986532" calcext:value-type="float">
            <text:p>0.325717374986532</text:p>
          </table:table-cell>
        </table:table-row>
        <table:table-row table:style-name="ro1">
          <table:table-cell office:value-type="float" office:value="0.389904797077179" calcext:value-type="float">
            <text:p>0.389904797077179</text:p>
          </table:table-cell>
          <table:table-cell/>
          <table:table-cell table:formula="of:=AVERAGE([.A150:.A198])" office:value-type="float" office:value="0.324356384423314" calcext:value-type="float">
            <text:p>0.324356384423314</text:p>
          </table:table-cell>
        </table:table-row>
        <table:table-row table:style-name="ro1">
          <table:table-cell office:value-type="float" office:value="1.2961323261261" calcext:value-type="float">
            <text:p>1.2961323261261</text:p>
          </table:table-cell>
          <table:table-cell/>
          <table:table-cell table:formula="of:=AVERAGE([.A151:.A199])" office:value-type="float" office:value="0.346508193989189" calcext:value-type="float">
            <text:p>0.346508193989189</text:p>
          </table:table-cell>
        </table:table-row>
        <table:table-row table:style-name="ro1">
          <table:table-cell office:value-type="float" office:value="0.493780791759491" calcext:value-type="float">
            <text:p>0.493780791759491</text:p>
          </table:table-cell>
          <table:table-cell/>
          <table:table-cell table:formula="of:=AVERAGE([.A152:.A200])" office:value-type="float" office:value="0.346208207461299" calcext:value-type="float">
            <text:p>0.346208207461299</text:p>
          </table:table-cell>
        </table:table-row>
        <table:table-row table:style-name="ro1">
          <table:table-cell office:value-type="float" office:value="0.553031623363495" calcext:value-type="float">
            <text:p>0.553031623363495</text:p>
          </table:table-cell>
          <table:table-cell/>
          <table:table-cell table:formula="of:=AVERAGE([.A153:.A201])" office:value-type="float" office:value="0.360946213712498" calcext:value-type="float">
            <text:p>0.360946213712498</text:p>
          </table:table-cell>
        </table:table-row>
        <table:table-row table:style-name="ro1">
          <table:table-cell office:value-type="float" office:value="0.718617975711823" calcext:value-type="float">
            <text:p>0.718617975711823</text:p>
          </table:table-cell>
          <table:table-cell/>
          <table:table-cell table:formula="of:=AVERAGE([.A154:.A202])" office:value-type="float" office:value="0.366159943901763" calcext:value-type="float">
            <text:p>0.366159943901763</text:p>
          </table:table-cell>
        </table:table-row>
        <table:table-row table:style-name="ro1">
          <table:table-cell office:value-type="float" office:value="0.464725911617279" calcext:value-type="float">
            <text:p>0.464725911617279</text:p>
          </table:table-cell>
          <table:table-cell/>
          <table:table-cell table:formula="of:=AVERAGE([.A155:.A203])" office:value-type="float" office:value="0.364673165642485" calcext:value-type="float">
            <text:p>0.364673165642485</text:p>
          </table:table-cell>
        </table:table-row>
        <table:table-row table:style-name="ro1">
          <table:table-cell office:value-type="float" office:value="0.401123583316803" calcext:value-type="float">
            <text:p>0.401123583316803</text:p>
          </table:table-cell>
          <table:table-cell/>
          <table:table-cell table:formula="of:=AVERAGE([.A156:.A204])" office:value-type="float" office:value="0.365516931426768" calcext:value-type="float">
            <text:p>0.365516931426768</text:p>
          </table:table-cell>
        </table:table-row>
        <table:table-row table:style-name="ro1">
          <table:table-cell office:value-type="float" office:value="0.287995636463165" calcext:value-type="float">
            <text:p>0.287995636463165</text:p>
          </table:table-cell>
          <table:table-cell/>
          <table:table-cell table:formula="of:=AVERAGE([.A157:.A205])" office:value-type="float" office:value="0.364084955380887" calcext:value-type="float">
            <text:p>0.364084955380887</text:p>
          </table:table-cell>
        </table:table-row>
        <table:table-row table:style-name="ro1">
          <table:table-cell office:value-type="float" office:value="0.562881290912628" calcext:value-type="float">
            <text:p>0.562881290912628</text:p>
          </table:table-cell>
          <table:table-cell/>
          <table:table-cell table:formula="of:=AVERAGE([.A158:.A206])" office:value-type="float" office:value="0.369645290228785" calcext:value-type="float">
            <text:p>0.369645290228785</text:p>
          </table:table-cell>
        </table:table-row>
        <table:table-row table:style-name="ro1">
          <table:table-cell office:value-type="float" office:value="0.309253752231598" calcext:value-type="float">
            <text:p>0.309253752231598</text:p>
          </table:table-cell>
          <table:table-cell/>
          <table:table-cell table:formula="of:=AVERAGE([.A159:.A207])" office:value-type="float" office:value="0.372903338500432" calcext:value-type="float">
            <text:p>0.372903338500432</text:p>
          </table:table-cell>
        </table:table-row>
        <table:table-row table:style-name="ro1">
          <table:table-cell office:value-type="float" office:value="0.565198957920074" calcext:value-type="float">
            <text:p>0.565198957920074</text:p>
          </table:table-cell>
          <table:table-cell/>
          <table:table-cell table:formula="of:=AVERAGE([.A160:.A208])" office:value-type="float" office:value="0.384452507203939" calcext:value-type="float">
            <text:p>0.384452507203939</text:p>
          </table:table-cell>
        </table:table-row>
        <table:table-row table:style-name="ro1">
          <table:table-cell office:value-type="float" office:value="0.320659935474396" calcext:value-type="float">
            <text:p>0.320659935474396</text:p>
          </table:table-cell>
          <table:table-cell/>
          <table:table-cell table:formula="of:=AVERAGE([.A161:.A209])" office:value-type="float" office:value="0.384237307675031" calcext:value-type="float">
            <text:p>0.384237307675031</text:p>
          </table:table-cell>
        </table:table-row>
        <table:table-row table:style-name="ro1">
          <table:table-cell office:value-type="float" office:value="0.562837660312653" calcext:value-type="float">
            <text:p>0.562837660312653</text:p>
          </table:table-cell>
          <table:table-cell/>
          <table:table-cell table:formula="of:=AVERAGE([.A162:.A210])" office:value-type="float" office:value="0.390730298295313" calcext:value-type="float">
            <text:p>0.390730298295313</text:p>
          </table:table-cell>
        </table:table-row>
        <table:table-row table:style-name="ro1">
          <table:table-cell office:value-type="float" office:value="0.291922152042389" calcext:value-type="float">
            <text:p>0.291922152042389</text:p>
          </table:table-cell>
          <table:table-cell/>
          <table:table-cell table:formula="of:=AVERAGE([.A163:.A211])" office:value-type="float" office:value="0.375273674118276" calcext:value-type="float">
            <text:p>0.375273674118276</text:p>
          </table:table-cell>
        </table:table-row>
        <table:table-row table:style-name="ro1">
          <table:table-cell office:value-type="float" office:value="0.405426681041718" calcext:value-type="float">
            <text:p>0.405426681041718</text:p>
          </table:table-cell>
          <table:table-cell/>
          <table:table-cell table:formula="of:=AVERAGE([.A164:.A212])" office:value-type="float" office:value="0.376643070152828" calcext:value-type="float">
            <text:p>0.376643070152828</text:p>
          </table:table-cell>
        </table:table-row>
        <table:table-row table:style-name="ro1">
          <table:table-cell office:value-type="float" office:value="0.365075051784515" calcext:value-type="float">
            <text:p>0.365075051784515</text:p>
          </table:table-cell>
          <table:table-cell/>
          <table:table-cell table:formula="of:=AVERAGE([.A165:.A213])" office:value-type="float" office:value="0.379421697587383" calcext:value-type="float">
            <text:p>0.379421697587383</text:p>
          </table:table-cell>
        </table:table-row>
        <table:table-row table:style-name="ro1">
          <table:table-cell office:value-type="float" office:value="0.410711228847504" calcext:value-type="float">
            <text:p>0.410711228847504</text:p>
          </table:table-cell>
          <table:table-cell/>
          <table:table-cell table:formula="of:=AVERAGE([.A166:.A214])" office:value-type="float" office:value="0.3648772920881" calcext:value-type="float">
            <text:p>0.3648772920881</text:p>
          </table:table-cell>
        </table:table-row>
        <table:table-row table:style-name="ro1">
          <table:table-cell office:value-type="float" office:value="0.362832725048065" calcext:value-type="float">
            <text:p>0.362832725048065</text:p>
          </table:table-cell>
          <table:table-cell/>
          <table:table-cell table:formula="of:=AVERAGE([.A167:.A215])" office:value-type="float" office:value="0.366308039548446" calcext:value-type="float">
            <text:p>0.366308039548446</text:p>
          </table:table-cell>
        </table:table-row>
        <table:table-row table:style-name="ro1">
          <table:table-cell office:value-type="float" office:value="1.83260488510132" calcext:value-type="float">
            <text:p>1.83260488510132</text:p>
          </table:table-cell>
          <table:table-cell/>
          <table:table-cell table:formula="of:=AVERAGE([.A168:.A216])" office:value-type="float" office:value="0.398162191011468" calcext:value-type="float">
            <text:p>0.398162191011468</text:p>
          </table:table-cell>
        </table:table-row>
        <table:table-row table:style-name="ro1">
          <table:table-cell office:value-type="float" office:value="0.907814264297485" calcext:value-type="float">
            <text:p>0.907814264297485</text:p>
          </table:table-cell>
          <table:table-cell/>
          <table:table-cell table:formula="of:=AVERAGE([.A169:.A217])" office:value-type="float" office:value="0.421665425203284" calcext:value-type="float">
            <text:p>0.421665425203284</text:p>
          </table:table-cell>
        </table:table-row>
        <table:table-row table:style-name="ro1">
          <table:table-cell office:value-type="float" office:value="0.165416657924652" calcext:value-type="float">
            <text:p>0.165416657924652</text:p>
          </table:table-cell>
          <table:table-cell/>
          <table:table-cell table:formula="of:=AVERAGE([.A170:.A218])" office:value-type="float" office:value="0.414333878731241" calcext:value-type="float">
            <text:p>0.414333878731241</text:p>
          </table:table-cell>
        </table:table-row>
        <table:table-row table:style-name="ro1">
          <table:table-cell office:value-type="float" office:value="0.293409287929535" calcext:value-type="float">
            <text:p>0.293409287929535</text:p>
          </table:table-cell>
          <table:table-cell/>
          <table:table-cell table:formula="of:=AVERAGE([.A171:.A219])" office:value-type="float" office:value="0.41978949916606" calcext:value-type="float">
            <text:p>0.41978949916606</text:p>
          </table:table-cell>
        </table:table-row>
        <table:table-row table:style-name="ro1">
          <table:table-cell office:value-type="float" office:value="1.31705284118652" calcext:value-type="float">
            <text:p>1.31705284118652</text:p>
          </table:table-cell>
          <table:table-cell/>
          <table:table-cell table:formula="of:=AVERAGE([.A172:.A220])" office:value-type="float" office:value="0.43525651401403" calcext:value-type="float">
            <text:p>0.43525651401403</text:p>
          </table:table-cell>
        </table:table-row>
        <table:table-row table:style-name="ro1">
          <table:table-cell office:value-type="float" office:value="0.658234417438507" calcext:value-type="float">
            <text:p>0.658234417438507</text:p>
          </table:table-cell>
          <table:table-cell/>
          <table:table-cell table:formula="of:=AVERAGE([.A173:.A221])" office:value-type="float" office:value="0.439942049736879" calcext:value-type="float">
            <text:p>0.439942049736879</text:p>
          </table:table-cell>
        </table:table-row>
        <table:table-row table:style-name="ro1">
          <table:table-cell office:value-type="float" office:value="0.610397636890411" calcext:value-type="float">
            <text:p>0.610397636890411</text:p>
          </table:table-cell>
          <table:table-cell/>
          <table:table-cell table:formula="of:=AVERAGE([.A174:.A222])" office:value-type="float" office:value="0.445908326275495" calcext:value-type="float">
            <text:p>0.445908326275495</text:p>
          </table:table-cell>
        </table:table-row>
        <table:table-row table:style-name="ro1">
          <table:table-cell office:value-type="float" office:value="0.459574997425079" calcext:value-type="float">
            <text:p>0.459574997425079</text:p>
          </table:table-cell>
          <table:table-cell/>
          <table:table-cell table:formula="of:=AVERAGE([.A175:.A223])" office:value-type="float" office:value="0.446151642166838" calcext:value-type="float">
            <text:p>0.446151642166838</text:p>
          </table:table-cell>
        </table:table-row>
        <table:table-row table:style-name="ro1">
          <table:table-cell office:value-type="float" office:value="0.414847433567047" calcext:value-type="float">
            <text:p>0.414847433567047</text:p>
          </table:table-cell>
          <table:table-cell/>
          <table:table-cell table:formula="of:=AVERAGE([.A176:.A224])" office:value-type="float" office:value="0.445246610106254" calcext:value-type="float">
            <text:p>0.445246610106254</text:p>
          </table:table-cell>
        </table:table-row>
        <table:table-row table:style-name="ro1">
          <table:table-cell office:value-type="float" office:value="0.507061302661896" calcext:value-type="float">
            <text:p>0.507061302661896</text:p>
          </table:table-cell>
          <table:table-cell/>
          <table:table-cell table:formula="of:=AVERAGE([.A177:.A225])" office:value-type="float" office:value="0.459053953083194" calcext:value-type="float">
            <text:p>0.459053953083194</text:p>
          </table:table-cell>
        </table:table-row>
        <table:table-row table:style-name="ro1">
          <table:table-cell office:value-type="float" office:value="0.544454514980316" calcext:value-type="float">
            <text:p>0.544454514980316</text:p>
          </table:table-cell>
          <table:table-cell/>
          <table:table-cell table:formula="of:=AVERAGE([.A178:.A226])" office:value-type="float" office:value="0.467357451818427" calcext:value-type="float">
            <text:p>0.467357451818427</text:p>
          </table:table-cell>
        </table:table-row>
        <table:table-row table:style-name="ro1">
          <table:table-cell office:value-type="float" office:value="0.470739424228668" calcext:value-type="float">
            <text:p>0.470739424228668</text:p>
          </table:table-cell>
          <table:table-cell/>
          <table:table-cell table:formula="of:=AVERAGE([.A179:.A227])" office:value-type="float" office:value="0.477448072968697" calcext:value-type="float">
            <text:p>0.477448072968697</text:p>
          </table:table-cell>
        </table:table-row>
        <table:table-row table:style-name="ro1">
          <table:table-cell office:value-type="float" office:value="0.30658882856369" calcext:value-type="float">
            <text:p>0.30658882856369</text:p>
          </table:table-cell>
          <table:table-cell/>
          <table:table-cell table:formula="of:=AVERAGE([.A180:.A228])" office:value-type="float" office:value="0.485623270881419" calcext:value-type="float">
            <text:p>0.485623270881419</text:p>
          </table:table-cell>
        </table:table-row>
        <table:table-row table:style-name="ro1">
          <table:table-cell office:value-type="float" office:value="0.460929811000824" calcext:value-type="float">
            <text:p>0.460929811000824</text:p>
          </table:table-cell>
          <table:table-cell/>
          <table:table-cell table:formula="of:=AVERAGE([.A181:.A229])" office:value-type="float" office:value="0.493423562877032" calcext:value-type="float">
            <text:p>0.493423562877032</text:p>
          </table:table-cell>
        </table:table-row>
        <table:table-row table:style-name="ro1">
          <table:table-cell office:value-type="float" office:value="-0.333815157413483" calcext:value-type="float">
            <text:p>-0.333815157413483</text:p>
          </table:table-cell>
          <table:table-cell/>
          <table:table-cell table:formula="of:=AVERAGE([.A182:.A230])" office:value-type="float" office:value="0.478635682135212" calcext:value-type="float">
            <text:p>0.478635682135212</text:p>
          </table:table-cell>
        </table:table-row>
        <table:table-row table:style-name="ro1">
          <table:table-cell office:value-type="float" office:value="1.24969792366028" calcext:value-type="float">
            <text:p>1.24969792366028</text:p>
          </table:table-cell>
          <table:table-cell/>
          <table:table-cell table:formula="of:=AVERAGE([.A183:.A231])" office:value-type="float" office:value="0.492752552032471" calcext:value-type="float">
            <text:p>0.492752552032471</text:p>
          </table:table-cell>
        </table:table-row>
        <table:table-row table:style-name="ro1">
          <table:table-cell office:value-type="float" office:value="1.70885109901428" calcext:value-type="float">
            <text:p>1.70885109901428</text:p>
          </table:table-cell>
          <table:table-cell/>
          <table:table-cell table:formula="of:=AVERAGE([.A184:.A232])" office:value-type="float" office:value="0.513849493192167" calcext:value-type="float">
            <text:p>0.513849493192167</text:p>
          </table:table-cell>
        </table:table-row>
        <table:table-row table:style-name="ro1">
          <table:table-cell office:value-type="float" office:value="1.7545063495636" calcext:value-type="float">
            <text:p>1.7545063495636</text:p>
          </table:table-cell>
          <table:table-cell/>
          <table:table-cell table:formula="of:=AVERAGE([.A185:.A233])" office:value-type="float" office:value="0.539494507166804" calcext:value-type="float">
            <text:p>0.539494507166804</text:p>
          </table:table-cell>
        </table:table-row>
        <table:table-row table:style-name="ro1">
          <table:table-cell office:value-type="float" office:value="0.416023194789887" calcext:value-type="float">
            <text:p>0.416023194789887</text:p>
          </table:table-cell>
          <table:table-cell/>
          <table:table-cell table:formula="of:=AVERAGE([.A186:.A234])" office:value-type="float" office:value="0.551257724664649" calcext:value-type="float">
            <text:p>0.551257724664649</text:p>
          </table:table-cell>
        </table:table-row>
        <table:table-row table:style-name="ro1">
          <table:table-cell office:value-type="float" office:value="0.419568240642548" calcext:value-type="float">
            <text:p>0.419568240642548</text:p>
          </table:table-cell>
          <table:table-cell/>
          <table:table-cell table:formula="of:=AVERAGE([.A187:.A235])" office:value-type="float" office:value="0.551431597495566" calcext:value-type="float">
            <text:p>0.551431597495566</text:p>
          </table:table-cell>
        </table:table-row>
        <table:table-row table:style-name="ro1">
          <table:table-cell office:value-type="float" office:value="0.482898533344269" calcext:value-type="float">
            <text:p>0.482898533344269</text:p>
          </table:table-cell>
          <table:table-cell/>
          <table:table-cell table:formula="of:=AVERAGE([.A188:.A236])" office:value-type="float" office:value="0.55135567820802" calcext:value-type="float">
            <text:p>0.55135567820802</text:p>
          </table:table-cell>
        </table:table-row>
        <table:table-row table:style-name="ro1">
          <table:table-cell office:value-type="float" office:value="0.218025267124176" calcext:value-type="float">
            <text:p>0.218025267124176</text:p>
          </table:table-cell>
          <table:table-cell/>
          <table:table-cell table:formula="of:=AVERAGE([.A189:.A237])" office:value-type="float" office:value="0.550262587411063" calcext:value-type="float">
            <text:p>0.550262587411063</text:p>
          </table:table-cell>
        </table:table-row>
        <table:table-row table:style-name="ro1">
          <table:table-cell office:value-type="float" office:value="0.271216452121735" calcext:value-type="float">
            <text:p>0.271216452121735</text:p>
          </table:table-cell>
          <table:table-cell/>
          <table:table-cell table:formula="of:=AVERAGE([.A190:.A238])" office:value-type="float" office:value="0.557695379062575" calcext:value-type="float">
            <text:p>0.557695379062575</text:p>
          </table:table-cell>
        </table:table-row>
        <table:table-row table:style-name="ro1">
          <table:table-cell office:value-type="float" office:value="0.340478718280792" calcext:value-type="float">
            <text:p>0.340478718280792</text:p>
          </table:table-cell>
          <table:table-cell/>
          <table:table-cell table:formula="of:=AVERAGE([.A191:.A239])" office:value-type="float" office:value="0.552487351456467" calcext:value-type="float">
            <text:p>0.552487351456467</text:p>
          </table:table-cell>
        </table:table-row>
        <table:table-row table:style-name="ro1">
          <table:table-cell office:value-type="float" office:value="1.30297327041626" calcext:value-type="float">
            <text:p>1.30297327041626</text:p>
          </table:table-cell>
          <table:table-cell/>
          <table:table-cell table:formula="of:=AVERAGE([.A192:.A240])" office:value-type="float" office:value="0.568017369630385" calcext:value-type="float">
            <text:p>0.568017369630385</text:p>
          </table:table-cell>
        </table:table-row>
        <table:table-row table:style-name="ro1">
          <table:table-cell office:value-type="float" office:value="0.837416231632233" calcext:value-type="float">
            <text:p>0.837416231632233</text:p>
          </table:table-cell>
          <table:table-cell/>
          <table:table-cell table:formula="of:=AVERAGE([.A193:.A241])" office:value-type="float" office:value="0.574244729110173" calcext:value-type="float">
            <text:p>0.574244729110173</text:p>
          </table:table-cell>
        </table:table-row>
        <table:table-row table:style-name="ro1">
          <table:table-cell office:value-type="float" office:value="0.513164460659027" calcext:value-type="float">
            <text:p>0.513164460659027</text:p>
          </table:table-cell>
          <table:table-cell/>
          <table:table-cell table:formula="of:=AVERAGE([.A194:.A242])" office:value-type="float" office:value="0.574920156780554" calcext:value-type="float">
            <text:p>0.574920156780554</text:p>
          </table:table-cell>
        </table:table-row>
        <table:table-row table:style-name="ro1">
          <table:table-cell office:value-type="float" office:value="0.620012581348419" calcext:value-type="float">
            <text:p>0.620012581348419</text:p>
          </table:table-cell>
          <table:table-cell/>
          <table:table-cell table:formula="of:=AVERAGE([.A195:.A243])" office:value-type="float" office:value="0.578139145763553" calcext:value-type="float">
            <text:p>0.578139145763553</text:p>
          </table:table-cell>
        </table:table-row>
        <table:table-row table:style-name="ro1">
          <table:table-cell office:value-type="float" office:value="-0.676017999649048" calcext:value-type="float">
            <text:p>-0.676017999649048</text:p>
          </table:table-cell>
          <table:table-cell/>
          <table:table-cell table:formula="of:=AVERAGE([.A196:.A244])" office:value-type="float" office:value="0.554930609099719" calcext:value-type="float">
            <text:p>0.554930609099719</text:p>
          </table:table-cell>
        </table:table-row>
        <table:table-row table:style-name="ro1">
          <table:table-cell office:value-type="float" office:value="0.45451945066452" calcext:value-type="float">
            <text:p>0.45451945066452</text:p>
          </table:table-cell>
          <table:table-cell/>
          <table:table-cell table:formula="of:=AVERAGE([.A197:.A245])" office:value-type="float" office:value="0.56734545376836" calcext:value-type="float">
            <text:p>0.56734545376836</text:p>
          </table:table-cell>
        </table:table-row>
        <table:table-row table:style-name="ro1">
          <table:table-cell office:value-type="float" office:value="0.414405792951584" calcext:value-type="float">
            <text:p>0.414405792951584</text:p>
          </table:table-cell>
          <table:table-cell/>
          <table:table-cell table:formula="of:=AVERAGE([.A198:.A246])" office:value-type="float" office:value="0.565411485579549" calcext:value-type="float">
            <text:p>0.565411485579549</text:p>
          </table:table-cell>
        </table:table-row>
        <table:table-row table:style-name="ro1">
          <table:table-cell office:value-type="float" office:value="0.282237261533737" calcext:value-type="float">
            <text:p>0.282237261533737</text:p>
          </table:table-cell>
          <table:table-cell/>
          <table:table-cell table:formula="of:=AVERAGE([.A199:.A247])" office:value-type="float" office:value="0.563214188935805" calcext:value-type="float">
            <text:p>0.563214188935805</text:p>
          </table:table-cell>
        </table:table-row>
        <table:table-row table:style-name="ro1">
          <table:table-cell office:value-type="float" office:value="0.451552808284759" calcext:value-type="float">
            <text:p>0.451552808284759</text:p>
          </table:table-cell>
          <table:table-cell/>
          <table:table-cell table:formula="of:=AVERAGE([.A200:.A248])" office:value-type="float" office:value="0.545977872245166" calcext:value-type="float">
            <text:p>0.545977872245166</text:p>
          </table:table-cell>
        </table:table-row>
        <table:table-row table:style-name="ro1">
          <table:table-cell office:value-type="float" office:value="0.101005375385284" calcext:value-type="float">
            <text:p>0.101005375385284</text:p>
          </table:table-cell>
          <table:table-cell/>
          <table:table-cell table:formula="of:=AVERAGE([.A201:.A249])" office:value-type="float" office:value="0.537962047421202" calcext:value-type="float">
            <text:p>0.537962047421202</text:p>
          </table:table-cell>
        </table:table-row>
        <table:table-row table:style-name="ro1">
          <table:table-cell office:value-type="float" office:value="0.588301241397858" calcext:value-type="float">
            <text:p>0.588301241397858</text:p>
          </table:table-cell>
          <table:table-cell/>
          <table:table-cell table:formula="of:=AVERAGE([.A202:.A250])" office:value-type="float" office:value="0.538681835544353" calcext:value-type="float">
            <text:p>0.538681835544353</text:p>
          </table:table-cell>
        </table:table-row>
        <table:table-row table:style-name="ro1">
          <table:table-cell office:value-type="float" office:value="0.959578812122345" calcext:value-type="float">
            <text:p>0.959578812122345</text:p>
          </table:table-cell>
          <table:table-cell/>
          <table:table-cell table:formula="of:=AVERAGE([.A203:.A251])" office:value-type="float" office:value="0.543599403634363" calcext:value-type="float">
            <text:p>0.543599403634363</text:p>
          </table:table-cell>
        </table:table-row>
        <table:table-row table:style-name="ro1">
          <table:table-cell office:value-type="float" office:value="0.221010506153107" calcext:value-type="float">
            <text:p>0.221010506153107</text:p>
          </table:table-cell>
          <table:table-cell/>
          <table:table-cell table:formula="of:=AVERAGE([.A204:.A252])" office:value-type="float" office:value="0.53862561984938" calcext:value-type="float">
            <text:p>0.53862561984938</text:p>
          </table:table-cell>
        </table:table-row>
        <table:table-row table:style-name="ro1">
          <table:table-cell office:value-type="float" office:value="0.384137094020844" calcext:value-type="float">
            <text:p>0.384137094020844</text:p>
          </table:table-cell>
          <table:table-cell/>
          <table:table-cell table:formula="of:=AVERAGE([.A205:.A253])" office:value-type="float" office:value="0.538278956802524" calcext:value-type="float">
            <text:p>0.538278956802524</text:p>
          </table:table-cell>
        </table:table-row>
        <table:table-row table:style-name="ro1">
          <table:table-cell office:value-type="float" office:value="0.483178436756134" calcext:value-type="float">
            <text:p>0.483178436756134</text:p>
          </table:table-cell>
          <table:table-cell/>
          <table:table-cell table:formula="of:=AVERAGE([.A206:.A254])" office:value-type="float" office:value="0.542262279257482" calcext:value-type="float">
            <text:p>0.542262279257482</text:p>
          </table:table-cell>
        </table:table-row>
        <table:table-row table:style-name="ro1">
          <table:table-cell office:value-type="float" office:value="0.448500573635101" calcext:value-type="float">
            <text:p>0.448500573635101</text:p>
          </table:table-cell>
          <table:table-cell/>
          <table:table-cell table:formula="of:=AVERAGE([.A207:.A255])" office:value-type="float" office:value="0.53992797890488" calcext:value-type="float">
            <text:p>0.53992797890488</text:p>
          </table:table-cell>
        </table:table-row>
        <table:table-row table:style-name="ro1">
          <table:table-cell office:value-type="float" office:value="0.434982836246491" calcext:value-type="float">
            <text:p>0.434982836246491</text:p>
          </table:table-cell>
          <table:table-cell/>
          <table:table-cell table:formula="of:=AVERAGE([.A208:.A256])" office:value-type="float" office:value="0.542493878578653" calcext:value-type="float">
            <text:p>0.542493878578653</text:p>
          </table:table-cell>
        </table:table-row>
        <table:table-row table:style-name="ro1">
          <table:table-cell office:value-type="float" office:value="0.382108509540558" calcext:value-type="float">
            <text:p>0.382108509540558</text:p>
          </table:table-cell>
          <table:table-cell/>
          <table:table-cell table:formula="of:=AVERAGE([.A209:.A257])" office:value-type="float" office:value="0.538757338815806" calcext:value-type="float">
            <text:p>0.538757338815806</text:p>
          </table:table-cell>
        </table:table-row>
        <table:table-row table:style-name="ro1">
          <table:table-cell office:value-type="float" office:value="0.565270960330963" calcext:value-type="float">
            <text:p>0.565270960330963</text:p>
          </table:table-cell>
          <table:table-cell/>
          <table:table-cell table:formula="of:=AVERAGE([.A210:.A258])" office:value-type="float" office:value="0.543749400547573" calcext:value-type="float">
            <text:p>0.543749400547573</text:p>
          </table:table-cell>
        </table:table-row>
        <table:table-row table:style-name="ro1">
          <table:table-cell office:value-type="float" office:value="0.383913099765778" calcext:value-type="float">
            <text:p>0.383913099765778</text:p>
          </table:table-cell>
          <table:table-cell/>
          <table:table-cell table:formula="of:=AVERAGE([.A211:.A259])" office:value-type="float" office:value="0.540097878903759" calcext:value-type="float">
            <text:p>0.540097878903759</text:p>
          </table:table-cell>
        </table:table-row>
        <table:table-row table:style-name="ro1">
          <table:table-cell office:value-type="float" office:value="0.306680977344513" calcext:value-type="float">
            <text:p>0.306680977344513</text:p>
          </table:table-cell>
          <table:table-cell/>
          <table:table-cell table:formula="of:=AVERAGE([.A212:.A260])" office:value-type="float" office:value="0.540399079420129" calcext:value-type="float">
            <text:p>0.540399079420129</text:p>
          </table:table-cell>
        </table:table-row>
        <table:table-row table:style-name="ro1">
          <table:table-cell office:value-type="float" office:value="0.217014133930206" calcext:value-type="float">
            <text:p>0.217014133930206</text:p>
          </table:table-cell>
          <table:table-cell/>
          <table:table-cell table:formula="of:=AVERAGE([.A213:.A261])" office:value-type="float" office:value="0.536553925397445" calcext:value-type="float">
            <text:p>0.536553925397445</text:p>
          </table:table-cell>
        </table:table-row>
        <table:table-row table:style-name="ro1">
          <table:table-cell office:value-type="float" office:value="0.410962164402008" calcext:value-type="float">
            <text:p>0.410962164402008</text:p>
          </table:table-cell>
          <table:table-cell/>
          <table:table-cell table:formula="of:=AVERAGE([.A214:.A262])" office:value-type="float" office:value="0.537490397083516" calcext:value-type="float">
            <text:p>0.537490397083516</text:p>
          </table:table-cell>
        </table:table-row>
        <table:table-row table:style-name="ro1">
          <table:table-cell office:value-type="float" office:value="0.884970247745514" calcext:value-type="float">
            <text:p>0.884970247745514</text:p>
          </table:table-cell>
          <table:table-cell/>
          <table:table-cell table:formula="of:=AVERAGE([.A215:.A263])" office:value-type="float" office:value="0.547169152571231" calcext:value-type="float">
            <text:p>0.547169152571231</text:p>
          </table:table-cell>
        </table:table-row>
        <table:table-row table:style-name="ro1">
          <table:table-cell office:value-type="float" office:value="1.06904649734497" calcext:value-type="float">
            <text:p>1.06904649734497</text:p>
          </table:table-cell>
          <table:table-cell/>
          <table:table-cell table:formula="of:=AVERAGE([.A216:.A264])" office:value-type="float" office:value="0.561581678536473" calcext:value-type="float">
            <text:p>0.561581678536473</text:p>
          </table:table-cell>
        </table:table-row>
        <table:table-row table:style-name="ro1">
          <table:table-cell office:value-type="float" office:value="0.256367862224579" calcext:value-type="float">
            <text:p>0.256367862224579</text:p>
          </table:table-cell>
          <table:table-cell/>
          <table:table-cell table:formula="of:=AVERAGE([.A217:.A265])" office:value-type="float" office:value="0.529413576028785" calcext:value-type="float">
            <text:p>0.529413576028785</text:p>
          </table:table-cell>
        </table:table-row>
        <table:table-row table:style-name="ro1">
          <table:table-cell office:value-type="float" office:value="0.499034941196442" calcext:value-type="float">
            <text:p>0.499034941196442</text:p>
          </table:table-cell>
          <table:table-cell/>
          <table:table-cell table:formula="of:=AVERAGE([.A218:.A266])" office:value-type="float" office:value="0.521071140863458" calcext:value-type="float">
            <text:p>0.521071140863458</text:p>
          </table:table-cell>
        </table:table-row>
        <table:table-row table:style-name="ro1">
          <table:table-cell office:value-type="float" office:value="0.484779536724091" calcext:value-type="float">
            <text:p>0.484779536724091</text:p>
          </table:table-cell>
          <table:table-cell/>
          <table:table-cell table:formula="of:=AVERAGE([.A219:.A267])" office:value-type="float" office:value="0.527588750634875" calcext:value-type="float">
            <text:p>0.527588750634875</text:p>
          </table:table-cell>
        </table:table-row>
        <table:table-row table:style-name="ro1">
          <table:table-cell office:value-type="float" office:value="0.11796373128891" calcext:value-type="float">
            <text:p>0.11796373128891</text:p>
          </table:table-cell>
          <table:table-cell/>
          <table:table-cell table:formula="of:=AVERAGE([.A220:.A268])" office:value-type="float" office:value="0.52400822907078" calcext:value-type="float">
            <text:p>0.52400822907078</text:p>
          </table:table-cell>
        </table:table-row>
        <table:table-row table:style-name="ro1">
          <table:table-cell office:value-type="float" office:value="0.328929126262665" calcext:value-type="float">
            <text:p>0.328929126262665</text:p>
          </table:table-cell>
          <table:table-cell/>
          <table:table-cell table:formula="of:=AVERAGE([.A221:.A269])" office:value-type="float" office:value="0.503842438970293" calcext:value-type="float">
            <text:p>0.503842438970293</text:p>
          </table:table-cell>
        </table:table-row>
        <table:table-row table:style-name="ro1">
          <table:table-cell office:value-type="float" office:value="-0.0967444777488709" calcext:value-type="float">
            <text:p>-0.096744477748871</text:p>
          </table:table-cell>
          <table:table-cell/>
          <table:table-cell table:formula="of:=AVERAGE([.A222:.A270])" office:value-type="float" office:value="0.488434706415449" calcext:value-type="float">
            <text:p>0.488434706415449</text:p>
          </table:table-cell>
        </table:table-row>
        <table:table-row table:style-name="ro1">
          <table:table-cell office:value-type="float" office:value="0.564212620258331" calcext:value-type="float">
            <text:p>0.564212620258331</text:p>
          </table:table-cell>
          <table:table-cell/>
          <table:table-cell table:formula="of:=AVERAGE([.A223:.A271])" office:value-type="float" office:value="0.48749215505561" calcext:value-type="float">
            <text:p>0.48749215505561</text:p>
          </table:table-cell>
        </table:table-row>
        <table:table-row table:style-name="ro1">
          <table:table-cell office:value-type="float" office:value="0.332440793514252" calcext:value-type="float">
            <text:p>0.332440793514252</text:p>
          </table:table-cell>
          <table:table-cell/>
          <table:table-cell table:formula="of:=AVERAGE([.A224:.A272])" office:value-type="float" office:value="0.484897579465594" calcext:value-type="float">
            <text:p>0.484897579465594</text:p>
          </table:table-cell>
        </table:table-row>
        <table:table-row table:style-name="ro1">
          <table:table-cell office:value-type="float" office:value="0.784784138202667" calcext:value-type="float">
            <text:p>0.784784138202667</text:p>
          </table:table-cell>
          <table:table-cell/>
          <table:table-cell table:formula="of:=AVERAGE([.A225:.A273])" office:value-type="float" office:value="0.492447308131627" calcext:value-type="float">
            <text:p>0.492447308131627</text:p>
          </table:table-cell>
        </table:table-row>
        <table:table-row table:style-name="ro1">
          <table:table-cell office:value-type="float" office:value="1.11357295513153" calcext:value-type="float">
            <text:p>1.11357295513153</text:p>
          </table:table-cell>
          <table:table-cell/>
          <table:table-cell table:formula="of:=AVERAGE([.A226:.A274])" office:value-type="float" office:value="0.504825096957538" calcext:value-type="float">
            <text:p>0.504825096957538</text:p>
          </table:table-cell>
        </table:table-row>
        <table:table-row table:style-name="ro1">
          <table:table-cell office:value-type="float" office:value="0.713483273983002" calcext:value-type="float">
            <text:p>0.713483273983002</text:p>
          </table:table-cell>
          <table:table-cell/>
          <table:table-cell table:formula="of:=AVERAGE([.A227:.A275])" office:value-type="float" office:value="0.508274663467796" calcext:value-type="float">
            <text:p>0.508274663467796</text:p>
          </table:table-cell>
        </table:table-row>
        <table:table-row table:style-name="ro1">
          <table:table-cell office:value-type="float" office:value="0.247837364673614" calcext:value-type="float">
            <text:p>0.247837364673614</text:p>
          </table:table-cell>
          <table:table-cell/>
          <table:table-cell table:formula="of:=AVERAGE([.A228:.A276])" office:value-type="float" office:value="0.503725641844224" calcext:value-type="float">
            <text:p>0.503725641844224</text:p>
          </table:table-cell>
        </table:table-row>
        <table:table-row table:style-name="ro1">
          <table:table-cell office:value-type="float" office:value="0.543029248714447" calcext:value-type="float">
            <text:p>0.543029248714447</text:p>
          </table:table-cell>
          <table:table-cell/>
          <table:table-cell table:formula="of:=AVERAGE([.A229:.A277])" office:value-type="float" office:value="0.508550956541178" calcext:value-type="float">
            <text:p>0.508550956541178</text:p>
          </table:table-cell>
        </table:table-row>
        <table:table-row table:style-name="ro1">
          <table:table-cell office:value-type="float" office:value="0.434001982212067" calcext:value-type="float">
            <text:p>0.434001982212067</text:p>
          </table:table-cell>
          <table:table-cell/>
          <table:table-cell table:formula="of:=AVERAGE([.A230:.A278])" office:value-type="float" office:value="0.508001409014877" calcext:value-type="float">
            <text:p>0.508001409014877</text:p>
          </table:table-cell>
        </table:table-row>
        <table:table-row table:style-name="ro1">
          <table:table-cell office:value-type="float" office:value="0.38898903131485" calcext:value-type="float">
            <text:p>0.38898903131485</text:p>
          </table:table-cell>
          <table:table-cell/>
          <table:table-cell table:formula="of:=AVERAGE([.A231:.A279])" office:value-type="float" office:value="0.522752514907292" calcext:value-type="float">
            <text:p>0.522752514907292</text:p>
          </table:table-cell>
        </table:table-row>
        <table:table-row table:style-name="ro1">
          <table:table-cell office:value-type="float" office:value="0.0329875349998474" calcext:value-type="float">
            <text:p>0.032987534999848</text:p>
          </table:table-cell>
          <table:table-cell/>
          <table:table-cell table:formula="of:=AVERAGE([.A232:.A280])" office:value-type="float" office:value="0.497921690648916" calcext:value-type="float">
            <text:p>0.497921690648916</text:p>
          </table:table-cell>
        </table:table-row>
        <table:table-row table:style-name="ro1">
          <table:table-cell office:value-type="float" office:value="0.498634517192841" calcext:value-type="float">
            <text:p>0.498634517192841</text:p>
          </table:table-cell>
          <table:table-cell/>
          <table:table-cell table:formula="of:=AVERAGE([.A233:.A281])" office:value-type="float" office:value="0.473223393060723" calcext:value-type="float">
            <text:p>0.473223393060723</text:p>
          </table:table-cell>
        </table:table-row>
        <table:table-row table:style-name="ro1">
          <table:table-cell office:value-type="float" office:value="0.397603452205658" calcext:value-type="float">
            <text:p>0.397603452205658</text:p>
          </table:table-cell>
          <table:table-cell/>
          <table:table-cell table:formula="of:=AVERAGE([.A234:.A282])" office:value-type="float" office:value="0.445531497196275" calcext:value-type="float">
            <text:p>0.445531497196275</text:p>
          </table:table-cell>
        </table:table-row>
        <table:table-row table:style-name="ro1">
          <table:table-cell office:value-type="float" office:value="0.392823874950409" calcext:value-type="float">
            <text:p>0.392823874950409</text:p>
          </table:table-cell>
          <table:table-cell/>
          <table:table-cell table:formula="of:=AVERAGE([.A235:.A283])" office:value-type="float" office:value="0.445058041689347" calcext:value-type="float">
            <text:p>0.445058041689347</text:p>
          </table:table-cell>
        </table:table-row>
        <table:table-row table:style-name="ro1">
          <table:table-cell office:value-type="float" office:value="0.565182864665985" calcext:value-type="float">
            <text:p>0.565182864665985</text:p>
          </table:table-cell>
          <table:table-cell/>
          <table:table-cell table:formula="of:=AVERAGE([.A236:.A284])" office:value-type="float" office:value="0.448029768710234" calcext:value-type="float">
            <text:p>0.448029768710234</text:p>
          </table:table-cell>
        </table:table-row>
        <table:table-row table:style-name="ro1">
          <table:table-cell office:value-type="float" office:value="0.330509603023529" calcext:value-type="float">
            <text:p>0.330509603023529</text:p>
          </table:table-cell>
          <table:table-cell/>
          <table:table-cell table:formula="of:=AVERAGE([.A237:.A285])" office:value-type="float" office:value="0.444919790540423" calcext:value-type="float">
            <text:p>0.444919790540423</text:p>
          </table:table-cell>
        </table:table-row>
        <table:table-row table:style-name="ro1">
          <table:table-cell office:value-type="float" office:value="0.499715030193329" calcext:value-type="float">
            <text:p>0.499715030193329</text:p>
          </table:table-cell>
          <table:table-cell/>
          <table:table-cell table:formula="of:=AVERAGE([.A238:.A286])" office:value-type="float" office:value="0.450668561215303" calcext:value-type="float">
            <text:p>0.450668561215303</text:p>
          </table:table-cell>
        </table:table-row>
        <table:table-row table:style-name="ro1">
          <table:table-cell office:value-type="float" office:value="0.418351709842682" calcext:value-type="float">
            <text:p>0.418351709842682</text:p>
          </table:table-cell>
          <table:table-cell/>
          <table:table-cell table:formula="of:=AVERAGE([.A239:.A287])" office:value-type="float" office:value="0.453671321576955" calcext:value-type="float">
            <text:p>0.453671321576955</text:p>
          </table:table-cell>
        </table:table-row>
        <table:table-row table:style-name="ro1">
          <table:table-cell office:value-type="float" office:value="0.0942164063453675" calcext:value-type="float">
            <text:p>0.094216406345368</text:p>
          </table:table-cell>
          <table:table-cell/>
          <table:table-cell table:formula="of:=AVERAGE([.A240:.A288])" office:value-type="float" office:value="0.448645560108885" calcext:value-type="float">
            <text:p>0.448645560108885</text:p>
          </table:table-cell>
        </table:table-row>
        <table:table-row table:style-name="ro1">
          <table:table-cell office:value-type="float" office:value="0.551309585571289" calcext:value-type="float">
            <text:p>0.551309585571289</text:p>
          </table:table-cell>
          <table:table-cell/>
          <table:table-cell table:formula="of:=AVERAGE([.A241:.A289])" office:value-type="float" office:value="0.433305484907968" calcext:value-type="float">
            <text:p>0.433305484907968</text:p>
          </table:table-cell>
        </table:table-row>
        <table:table-row table:style-name="ro1">
          <table:table-cell office:value-type="float" office:value="0.0431999564170837" calcext:value-type="float">
            <text:p>0.043199956417084</text:p>
          </table:table-cell>
          <table:table-cell/>
          <table:table-cell table:formula="of:=AVERAGE([.A242:.A290])" office:value-type="float" office:value="0.417096989495414" calcext:value-type="float">
            <text:p>0.417096989495414</text:p>
          </table:table-cell>
        </table:table-row>
        <table:table-row table:style-name="ro1">
          <table:table-cell office:value-type="float" office:value="0.481134235858917" calcext:value-type="float">
            <text:p>0.481134235858917</text:p>
          </table:table-cell>
          <table:table-cell/>
          <table:table-cell table:formula="of:=AVERAGE([.A243:.A291])" office:value-type="float" office:value="0.416443311438269" calcext:value-type="float">
            <text:p>0.416443311438269</text:p>
          </table:table-cell>
        </table:table-row>
        <table:table-row table:style-name="ro1">
          <table:table-cell office:value-type="float" office:value="0.265025198459625" calcext:value-type="float">
            <text:p>0.265025198459625</text:p>
          </table:table-cell>
          <table:table-cell/>
          <table:table-cell table:formula="of:=AVERAGE([.A244:.A292])" office:value-type="float" office:value="0.40919867097115" calcext:value-type="float">
            <text:p>0.40919867097115</text:p>
          </table:table-cell>
        </table:table-row>
        <table:table-row table:style-name="ro1">
          <table:table-cell office:value-type="float" office:value="0.613506495952606" calcext:value-type="float">
            <text:p>0.613506495952606</text:p>
          </table:table-cell>
          <table:table-cell/>
          <table:table-cell table:formula="of:=AVERAGE([.A245:.A293])" office:value-type="float" office:value="0.435515497412" calcext:value-type="float">
            <text:p>0.435515497412</text:p>
          </table:table-cell>
        </table:table-row>
        <table:table-row table:style-name="ro1">
          <table:table-cell office:value-type="float" office:value="0.359850585460663" calcext:value-type="float">
            <text:p>0.359850585460663</text:p>
          </table:table-cell>
          <table:table-cell/>
          <table:table-cell table:formula="of:=AVERAGE([.A246:.A294])" office:value-type="float" office:value="0.433583479754779" calcext:value-type="float">
            <text:p>0.433583479754779</text:p>
          </table:table-cell>
        </table:table-row>
        <table:table-row table:style-name="ro1">
          <table:table-cell office:value-type="float" office:value="0.395888984203339" calcext:value-type="float">
            <text:p>0.395888984203339</text:p>
          </table:table-cell>
          <table:table-cell/>
          <table:table-cell table:formula="of:=AVERAGE([.A247:.A295])" office:value-type="float" office:value="0.433205585698692" calcext:value-type="float">
            <text:p>0.433205585698692</text:p>
          </table:table-cell>
        </table:table-row>
        <table:table-row table:style-name="ro1">
          <table:table-cell office:value-type="float" office:value="0.179332196712494" calcext:value-type="float">
            <text:p>0.179332196712494</text:p>
          </table:table-cell>
          <table:table-cell/>
          <table:table-cell table:formula="of:=AVERAGE([.A248:.A296])" office:value-type="float" office:value="0.431105482334993" calcext:value-type="float">
            <text:p>0.431105482334993</text:p>
          </table:table-cell>
        </table:table-row>
        <table:table-row table:style-name="ro1">
          <table:table-cell office:value-type="float" office:value="0.467290222644806" calcext:value-type="float">
            <text:p>0.467290222644806</text:p>
          </table:table-cell>
          <table:table-cell/>
          <table:table-cell table:formula="of:=AVERAGE([.A249:.A297])" office:value-type="float" office:value="0.431426654056627" calcext:value-type="float">
            <text:p>0.431426654056627</text:p>
          </table:table-cell>
        </table:table-row>
        <table:table-row table:style-name="ro1">
          <table:table-cell office:value-type="float" office:value="0.461838901042938" calcext:value-type="float">
            <text:p>0.461838901042938</text:p>
          </table:table-cell>
          <table:table-cell/>
          <table:table-cell table:formula="of:=AVERAGE([.A250:.A298])" office:value-type="float" office:value="0.438790603559844" calcext:value-type="float">
            <text:p>0.438790603559844</text:p>
          </table:table-cell>
        </table:table-row>
        <table:table-row table:style-name="ro1">
          <table:table-cell office:value-type="float" office:value="0.513305604457855" calcext:value-type="float">
            <text:p>0.513305604457855</text:p>
          </table:table-cell>
          <table:table-cell/>
          <table:table-cell table:formula="of:=AVERAGE([.A251:.A299])" office:value-type="float" office:value="0.437260080356987" calcext:value-type="float">
            <text:p>0.437260080356987</text:p>
          </table:table-cell>
        </table:table-row>
        <table:table-row table:style-name="ro1">
          <table:table-cell office:value-type="float" office:value="0.612136363983154" calcext:value-type="float">
            <text:p>0.612136363983154</text:p>
          </table:table-cell>
          <table:table-cell/>
          <table:table-cell table:formula="of:=AVERAGE([.A252:.A300])" office:value-type="float" office:value="0.430169418150065" calcext:value-type="float">
            <text:p>0.430169418150065</text:p>
          </table:table-cell>
        </table:table-row>
        <table:table-row table:style-name="ro1">
          <table:table-cell office:value-type="float" office:value="0.10670468211174" calcext:value-type="float">
            <text:p>0.10670468211174</text:p>
          </table:table-cell>
          <table:table-cell/>
          <table:table-cell table:formula="of:=AVERAGE([.A253:.A301])" office:value-type="float" office:value="0.427836646230853" calcext:value-type="float">
            <text:p>0.427836646230853</text:p>
          </table:table-cell>
        </table:table-row>
        <table:table-row table:style-name="ro1">
          <table:table-cell office:value-type="float" office:value="0.455237448215485" calcext:value-type="float">
            <text:p>0.455237448215485</text:p>
          </table:table-cell>
          <table:table-cell/>
          <table:table-cell table:formula="of:=AVERAGE([.A254:.A302])" office:value-type="float" office:value="0.429287673867479" calcext:value-type="float">
            <text:p>0.429287673867479</text:p>
          </table:table-cell>
        </table:table-row>
        <table:table-row table:style-name="ro1">
          <table:table-cell office:value-type="float" office:value="0.383451759815216" calcext:value-type="float">
            <text:p>0.383451759815216</text:p>
          </table:table-cell>
          <table:table-cell/>
          <table:table-cell table:formula="of:=AVERAGE([.A255:.A303])" office:value-type="float" office:value="0.427252435562562" calcext:value-type="float">
            <text:p>0.427252435562562</text:p>
          </table:table-cell>
        </table:table-row>
        <table:table-row table:style-name="ro1">
          <table:table-cell office:value-type="float" office:value="0.098866879940033" calcext:value-type="float">
            <text:p>0.098866879940033</text:p>
          </table:table-cell>
          <table:table-cell/>
          <table:table-cell table:formula="of:=AVERAGE([.A256:.A304])" office:value-type="float" office:value="0.420117054058581" calcext:value-type="float">
            <text:p>0.420117054058581</text:p>
          </table:table-cell>
        </table:table-row>
        <table:table-row table:style-name="ro1">
          <table:table-cell office:value-type="float" office:value="0.455494165420532" calcext:value-type="float">
            <text:p>0.455494165420532</text:p>
          </table:table-cell>
          <table:table-cell/>
          <table:table-cell table:formula="of:=AVERAGE([.A257:.A305])" office:value-type="float" office:value="0.420535652613153" calcext:value-type="float">
            <text:p>0.420535652613153</text:p>
          </table:table-cell>
        </table:table-row>
        <table:table-row table:style-name="ro1">
          <table:table-cell office:value-type="float" office:value="0.0855818390846252" calcext:value-type="float">
            <text:p>0.085581839084625</text:p>
          </table:table-cell>
          <table:table-cell/>
          <table:table-cell table:formula="of:=AVERAGE([.A258:.A306])" office:value-type="float" office:value="0.414484087909971" calcext:value-type="float">
            <text:p>0.414484087909971</text:p>
          </table:table-cell>
        </table:table-row>
        <table:table-row table:style-name="ro1">
          <table:table-cell office:value-type="float" office:value="0.354188144207001" calcext:value-type="float">
            <text:p>0.354188144207001</text:p>
          </table:table-cell>
          <table:table-cell/>
          <table:table-cell table:formula="of:=AVERAGE([.A259:.A307])" office:value-type="float" office:value="0.410176275336013" calcext:value-type="float">
            <text:p>0.410176275336013</text:p>
          </table:table-cell>
        </table:table-row>
        <table:table-row table:style-name="ro1">
          <table:table-cell office:value-type="float" office:value="0.132942974567413" calcext:value-type="float">
            <text:p>0.132942974567413</text:p>
          </table:table-cell>
          <table:table-cell/>
          <table:table-cell table:formula="of:=AVERAGE([.A260:.A308])" office:value-type="float" office:value="0.40505443604625" calcext:value-type="float">
            <text:p>0.40505443604625</text:p>
          </table:table-cell>
        </table:table-row>
        <table:table-row table:style-name="ro1">
          <table:table-cell office:value-type="float" office:value="-0.0539456009864807" calcext:value-type="float">
            <text:p>-0.053945600986481</text:p>
          </table:table-cell>
          <table:table-cell/>
          <table:table-cell table:formula="of:=AVERAGE([.A261:.A309])" office:value-type="float" office:value="0.397694709957862" calcext:value-type="float">
            <text:p>0.397694709957862</text:p>
          </table:table-cell>
        </table:table-row>
        <table:table-row table:style-name="ro1">
          <table:table-cell office:value-type="float" office:value="1.93690586090088" calcext:value-type="float">
            <text:p>1.93690586090088</text:p>
          </table:table-cell>
          <table:table-cell/>
          <table:table-cell table:formula="of:=AVERAGE([.A262:.A310])" office:value-type="float" office:value="0.432794541120529" calcext:value-type="float">
            <text:p>0.4327945411205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3:.A311])" office:value-type="float" office:value="0.465223884704162" calcext:value-type="float">
            <text:p>0.465223884704162</text:p>
          </table:table-cell>
        </table:table-row>
        <table:table-row table:style-name="ro1">
          <table:table-cell office:value-type="float" office:value="0.630534768104553" calcext:value-type="float">
            <text:p>0.630534768104553</text:p>
          </table:table-cell>
          <table:table-cell/>
          <table:table-cell table:formula="of:=AVERAGE([.A264:.A312])" office:value-type="float" office:value="0.460031323895162" calcext:value-type="float">
            <text:p>0.460031323895162</text:p>
          </table:table-cell>
        </table:table-row>
        <table:table-row table:style-name="ro1">
          <table:table-cell office:value-type="float" office:value="0.509073555469513" calcext:value-type="float">
            <text:p>0.509073555469513</text:p>
          </table:table-cell>
          <table:table-cell/>
          <table:table-cell table:formula="of:=AVERAGE([.A265:.A313])" office:value-type="float" office:value="0.448603304673214" calcext:value-type="float">
            <text:p>0.448603304673214</text:p>
          </table:table-cell>
        </table:table-row>
        <table:table-row table:style-name="ro1">
          <table:table-cell office:value-type="float" office:value="0.461848914623261" calcext:value-type="float">
            <text:p>0.461848914623261</text:p>
          </table:table-cell>
          <table:table-cell/>
          <table:table-cell table:formula="of:=AVERAGE([.A266:.A314])" office:value-type="float" office:value="0.452796795538494" calcext:value-type="float">
            <text:p>0.452796795538494</text:p>
          </table:table-cell>
        </table:table-row>
        <table:table-row table:style-name="ro1">
          <table:table-cell office:value-type="float" office:value="0.695048987865448" calcext:value-type="float">
            <text:p>0.695048987865448</text:p>
          </table:table-cell>
          <table:table-cell/>
          <table:table-cell table:formula="of:=AVERAGE([.A267:.A315])" office:value-type="float" office:value="0.456797082205208" calcext:value-type="float">
            <text:p>0.456797082205208</text:p>
          </table:table-cell>
        </table:table-row>
        <table:table-row table:style-name="ro1">
          <table:table-cell office:value-type="float" office:value="0.441206037998199" calcext:value-type="float">
            <text:p>0.441206037998199</text:p>
          </table:table-cell>
          <table:table-cell/>
          <table:table-cell table:formula="of:=AVERAGE([.A268:.A316])" office:value-type="float" office:value="0.455907827129169" calcext:value-type="float">
            <text:p>0.455907827129169</text:p>
          </table:table-cell>
        </table:table-row>
        <table:table-row table:style-name="ro1">
          <table:table-cell office:value-type="float" office:value="0.557395994663239" calcext:value-type="float">
            <text:p>0.557395994663239</text:p>
          </table:table-cell>
          <table:table-cell/>
          <table:table-cell table:formula="of:=AVERAGE([.A269:.A317])" office:value-type="float" office:value="0.464875832504156" calcext:value-type="float">
            <text:p>0.464875832504156</text:p>
          </table:table-cell>
        </table:table-row>
        <table:table-row table:style-name="ro1">
          <table:table-cell office:value-type="float" office:value="0.271764576435089" calcext:value-type="float">
            <text:p>0.271764576435089</text:p>
          </table:table-cell>
          <table:table-cell/>
          <table:table-cell table:formula="of:=AVERAGE([.A270:.A318])" office:value-type="float" office:value="0.463709209038287" calcext:value-type="float">
            <text:p>0.463709209038287</text:p>
          </table:table-cell>
        </table:table-row>
        <table:table-row table:style-name="ro1">
          <table:table-cell office:value-type="float" office:value="0.444692432880402" calcext:value-type="float">
            <text:p>0.444692432880402</text:p>
          </table:table-cell>
          <table:table-cell/>
          <table:table-cell table:formula="of:=AVERAGE([.A271:.A319])" office:value-type="float" office:value="0.474758941908272" calcext:value-type="float">
            <text:p>0.474758941908272</text:p>
          </table:table-cell>
        </table:table-row>
        <table:table-row table:style-name="ro1">
          <table:table-cell office:value-type="float" office:value="0.390435636043549" calcext:value-type="float">
            <text:p>0.390435636043549</text:p>
          </table:table-cell>
          <table:table-cell/>
          <table:table-cell table:formula="of:=AVERAGE([.A272:.A320])" office:value-type="float" office:value="0.471212472842664" calcext:value-type="float">
            <text:p>0.471212472842664</text:p>
          </table:table-cell>
        </table:table-row>
        <table:table-row table:style-name="ro1">
          <table:table-cell office:value-type="float" office:value="0.441420972347259" calcext:value-type="float">
            <text:p>0.441420972347259</text:p>
          </table:table-cell>
          <table:table-cell/>
          <table:table-cell table:formula="of:=AVERAGE([.A273:.A321])" office:value-type="float" office:value="0.47343655812497" calcext:value-type="float">
            <text:p>0.47343655812497</text:p>
          </table:table-cell>
        </table:table-row>
        <table:table-row table:style-name="ro1">
          <table:table-cell office:value-type="float" office:value="0.991691410541534" calcext:value-type="float">
            <text:p>0.991691410541534</text:p>
          </table:table-cell>
          <table:table-cell/>
          <table:table-cell table:formula="of:=AVERAGE([.A274:.A322])" office:value-type="float" office:value="0.477659155519641" calcext:value-type="float">
            <text:p>0.477659155519641</text:p>
          </table:table-cell>
        </table:table-row>
        <table:table-row table:style-name="ro1">
          <table:table-cell office:value-type="float" office:value="-1.12098145484924" calcext:value-type="float">
            <text:p>-1.12098145484924</text:p>
          </table:table-cell>
          <table:table-cell/>
          <table:table-cell table:formula="of:=AVERAGE([.A275:.A323])" office:value-type="float" office:value="0.432056004295544" calcext:value-type="float">
            <text:p>0.432056004295544</text:p>
          </table:table-cell>
        </table:table-row>
        <table:table-row table:style-name="ro1">
          <table:table-cell office:value-type="float" office:value="0.433371603488922" calcext:value-type="float">
            <text:p>0.433371603488922</text:p>
          </table:table-cell>
          <table:table-cell/>
          <table:table-cell table:formula="of:=AVERAGE([.A276:.A324])" office:value-type="float" office:value="0.426339439591583" calcext:value-type="float">
            <text:p>0.426339439591583</text:p>
          </table:table-cell>
        </table:table-row>
        <table:table-row table:style-name="ro1">
          <table:table-cell office:value-type="float" office:value="0.439877331256866" calcext:value-type="float">
            <text:p>0.439877331256866</text:p>
          </table:table-cell>
          <table:table-cell/>
          <table:table-cell table:formula="of:=AVERAGE([.A277:.A325])" office:value-type="float" office:value="0.430258622583078" calcext:value-type="float">
            <text:p>0.430258622583078</text:p>
          </table:table-cell>
        </table:table-row>
        <table:table-row table:style-name="ro1">
          <table:table-cell office:value-type="float" office:value="0.849736511707306" calcext:value-type="float">
            <text:p>0.849736511707306</text:p>
          </table:table-cell>
          <table:table-cell/>
          <table:table-cell table:formula="of:=AVERAGE([.A278:.A326])" office:value-type="float" office:value="0.436517954480891" calcext:value-type="float">
            <text:p>0.436517954480891</text:p>
          </table:table-cell>
        </table:table-row>
        <table:table-row table:style-name="ro1">
          <table:table-cell office:value-type="float" office:value="1.25195801258087" calcext:value-type="float">
            <text:p>1.25195801258087</text:p>
          </table:table-cell>
          <table:table-cell/>
          <table:table-cell table:formula="of:=AVERAGE([.A279:.A327])" office:value-type="float" office:value="0.4532109346925" calcext:value-type="float">
            <text:p>0.4532109346925</text:p>
          </table:table-cell>
        </table:table-row>
        <table:table-row table:style-name="ro1">
          <table:table-cell office:value-type="float" office:value="-0.0802936255931854" calcext:value-type="float">
            <text:p>-0.080293625593186</text:p>
          </table:table-cell>
          <table:table-cell/>
          <table:table-cell table:formula="of:=AVERAGE([.A280:.A328])" office:value-type="float" office:value="0.443633737612744" calcext:value-type="float">
            <text:p>0.443633737612744</text:p>
          </table:table-cell>
        </table:table-row>
        <table:table-row table:style-name="ro1">
          <table:table-cell office:value-type="float" office:value="0.411436498165131" calcext:value-type="float">
            <text:p>0.411436498165131</text:p>
          </table:table-cell>
          <table:table-cell/>
          <table:table-cell table:formula="of:=AVERAGE([.A281:.A329])" office:value-type="float" office:value="0.451357185840607" calcext:value-type="float">
            <text:p>0.451357185840607</text:p>
          </table:table-cell>
        </table:table-row>
        <table:table-row table:style-name="ro1">
          <table:table-cell office:value-type="float" office:value="0.398271858692169" calcext:value-type="float">
            <text:p>0.398271858692169</text:p>
          </table:table-cell>
          <table:table-cell/>
          <table:table-cell table:formula="of:=AVERAGE([.A282:.A330])" office:value-type="float" office:value="0.449308968320185" calcext:value-type="float">
            <text:p>0.449308968320185</text:p>
          </table:table-cell>
        </table:table-row>
        <table:table-row table:style-name="ro1">
          <table:table-cell office:value-type="float" office:value="0.577327191829681" calcext:value-type="float">
            <text:p>0.577327191829681</text:p>
          </table:table-cell>
          <table:table-cell/>
          <table:table-cell table:formula="of:=AVERAGE([.A283:.A331])" office:value-type="float" office:value="0.452976799741083" calcext:value-type="float">
            <text:p>0.452976799741083</text:p>
          </table:table-cell>
        </table:table-row>
        <table:table-row table:style-name="ro1">
          <table:table-cell office:value-type="float" office:value="0.524530231952667" calcext:value-type="float">
            <text:p>0.524530231952667</text:p>
          </table:table-cell>
          <table:table-cell/>
          <table:table-cell table:formula="of:=AVERAGE([.A284:.A332])" office:value-type="float" office:value="0.455664684577864" calcext:value-type="float">
            <text:p>0.455664684577864</text:p>
          </table:table-cell>
        </table:table-row>
        <table:table-row table:style-name="ro1">
          <table:table-cell office:value-type="float" office:value="0.459120094776154" calcext:value-type="float">
            <text:p>0.459120094776154</text:p>
          </table:table-cell>
          <table:table-cell/>
          <table:table-cell table:formula="of:=AVERAGE([.A285:.A333])" office:value-type="float" office:value="0.453500138253582" calcext:value-type="float">
            <text:p>0.453500138253582</text:p>
          </table:table-cell>
        </table:table-row>
        <table:table-row table:style-name="ro1">
          <table:table-cell office:value-type="float" office:value="0.453278958797455" calcext:value-type="float">
            <text:p>0.453278958797455</text:p>
          </table:table-cell>
          <table:table-cell/>
          <table:table-cell table:formula="of:=AVERAGE([.A286:.A334])" office:value-type="float" office:value="0.456005635310193" calcext:value-type="float">
            <text:p>0.456005635310193</text:p>
          </table:table-cell>
        </table:table-row>
        <table:table-row table:style-name="ro1">
          <table:table-cell office:value-type="float" office:value="0.719202697277069" calcext:value-type="float">
            <text:p>0.719202697277069</text:p>
          </table:table-cell>
          <table:table-cell/>
          <table:table-cell table:formula="of:=AVERAGE([.A287:.A335])" office:value-type="float" office:value="0.460484975454759" calcext:value-type="float">
            <text:p>0.460484975454759</text:p>
          </table:table-cell>
        </table:table-row>
        <table:table-row table:style-name="ro1">
          <table:table-cell office:value-type="float" office:value="1.8110888004303" calcext:value-type="float">
            <text:p>1.8110888004303</text:p>
          </table:table-cell>
          <table:table-cell/>
          <table:table-cell table:formula="of:=AVERAGE([.A288:.A336])" office:value-type="float" office:value="0.488908181385118" calcext:value-type="float">
            <text:p>0.488908181385118</text:p>
          </table:table-cell>
        </table:table-row>
        <table:table-row table:style-name="ro1">
          <table:table-cell office:value-type="float" office:value="0.519909203052521" calcext:value-type="float">
            <text:p>0.519909203052521</text:p>
          </table:table-cell>
          <table:table-cell/>
          <table:table-cell table:formula="of:=AVERAGE([.A289:.A337])" office:value-type="float" office:value="0.497595789481183" calcext:value-type="float">
            <text:p>0.497595789481183</text:p>
          </table:table-cell>
        </table:table-row>
        <table:table-row table:style-name="ro1">
          <table:table-cell office:value-type="float" office:value="0.584806501865387" calcext:value-type="float">
            <text:p>0.584806501865387</text:p>
          </table:table-cell>
          <table:table-cell/>
          <table:table-cell table:formula="of:=AVERAGE([.A290:.A338])" office:value-type="float" office:value="0.498279400017797" calcext:value-type="float">
            <text:p>0.498279400017797</text:p>
          </table:table-cell>
        </table:table-row>
        <table:table-row table:style-name="ro1">
          <table:table-cell office:value-type="float" office:value="0.473280251026154" calcext:value-type="float">
            <text:p>0.473280251026154</text:p>
          </table:table-cell>
          <table:table-cell/>
          <table:table-cell table:formula="of:=AVERAGE([.A291:.A339])" office:value-type="float" office:value="0.50705654888737" calcext:value-type="float">
            <text:p>0.50705654888737</text:p>
          </table:table-cell>
        </table:table-row>
        <table:table-row table:style-name="ro1">
          <table:table-cell office:value-type="float" office:value="0.364057242870331" calcext:value-type="float">
            <text:p>0.364057242870331</text:p>
          </table:table-cell>
          <table:table-cell/>
          <table:table-cell table:formula="of:=AVERAGE([.A292:.A340])" office:value-type="float" office:value="0.504667222499847" calcext:value-type="float">
            <text:p>0.504667222499847</text:p>
          </table:table-cell>
        </table:table-row>
        <table:table-row table:style-name="ro1">
          <table:table-cell office:value-type="float" office:value="0.574138402938843" calcext:value-type="float">
            <text:p>0.574138402938843</text:p>
          </table:table-cell>
          <table:table-cell/>
          <table:table-cell table:formula="of:=AVERAGE([.A293:.A341])" office:value-type="float" office:value="0.510975655244321" calcext:value-type="float">
            <text:p>0.510975655244321</text:p>
          </table:table-cell>
        </table:table-row>
        <table:table-row table:style-name="ro1">
          <table:table-cell office:value-type="float" office:value="0.0703042149543762" calcext:value-type="float">
            <text:p>0.070304214954376</text:p>
          </table:table-cell>
          <table:table-cell/>
          <table:table-cell table:formula="of:=AVERAGE([.A294:.A342])" office:value-type="float" office:value="0.499889894407623" calcext:value-type="float">
            <text:p>0.4998898944076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3T15:11:13.479794941</dc:date>
    <meta:editing-duration>PT2M50S</meta:editing-duration>
    <meta:editing-cycles>2</meta:editing-cycles>
    <meta:generator>LibreOffice/6.4.7.2$Linux_X86_64 LibreOffice_project/40$Build-2</meta:generator>
    <meta:document-statistic meta:table-count="1" meta:cell-count="68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legend chart:legend-position="end" svg:x="13.056cm" svg:y="4.204cm" style:legend-expansion="high" chart:style-name="ch2"/>
        <chart:plot-area chart:style-name="ch3" table:cell-range-address="rewardlist_cylinder_withbutton_train_noposeobs_GRUrewards_olderGRU10_22_2021.A1:rewardlist_cylinder_withbutton_train_noposeobs_GRUrewards_olderGRU10_22_2021.A342" chart:data-source-has-labels="row" svg:x="0.319cm" svg:y="0.18cm" svg:width="12.418cm" svg:height="8.646cm">
          <chartooo:coordinate-region svg:x="1.152cm" svg:y="0.379cm" svg:width="11.444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wardlist_cylinder_withbutton_train_noposeobs_GRUrewards_olderGRU10_22_2021.A2:rewardlist_cylinder_withbutton_train_noposeobs_GRUrewards_olderGRU10_22_2021.A342" chart:label-cell-address="rewardlist_cylinder_withbutton_train_noposeobs_GRUrewards_olderGRU10_22_2021.A1:rewardlist_cylinder_withbutton_train_noposeobs_GRUrewards_olderGRU10_22_2021.A1" chart:class="chart:line">
            <chart:data-point chart:repeated="3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wardlist</text:p>
                <draw:g>
                  <svg:desc>rewardlist_cylinder_withbutton_train_noposeobs_GRUrewards_olderGRU10_22_2021.A1:rewardlist_cylinder_withbutton_train_noposeobs_GRUrewards_olderGRU10_22_202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9048855304718">
                <text:p>0.159048855304718</text:p>
                <draw:g>
                  <svg:desc>rewardlist_cylinder_withbutton_train_noposeobs_GRUrewards_olderGRU10_22_2021.A2:rewardlist_cylinder_withbutton_train_noposeobs_GRUrewards_olderGRU10_22_2021.A3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915300250053406">
                <text:p>-0.09153002500534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3374829292297">
                <text:p>1.133748292922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44705164432526">
                <text:p>0.844705164432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66151535511017">
                <text:p>0.466151535511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22092592716217">
                <text:p>-0.3220925927162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1309628486633">
                <text:p>0.01313096284866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06410920619965">
                <text:p>-0.1064109206199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8275282382965">
                <text:p>0.5582752823829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2565040588379">
                <text:p>1.125650405883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6873483657837">
                <text:p>1.368734836578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81558632850647">
                <text:p>0.02815586328506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420845329761505">
                <text:p>-0.4208453297615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4058561325073">
                <text:p>1.440585613250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99047768115997">
                <text:p>0.299047768115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5697185993195">
                <text:p>0.3856971859931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13983654975891">
                <text:p>0.02139836549758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74390304088593">
                <text:p>0.3743903040885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23584425449371">
                <text:p>0.5235844254493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731001496315002">
                <text:p>-0.07310014963150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9445428848267">
                <text:p>1.094454288482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26046025753021">
                <text:p>-0.7260460257530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690152227878571">
                <text:p>-0.6901522278785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37829911708832">
                <text:p>0.4378299117088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559100210666657">
                <text:p>-0.5591002106666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447750866413116">
                <text:p>-0.4477508664131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65413630008698">
                <text:p>0.4654136300086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72660577297211">
                <text:p>0.3726605772972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04962384700775">
                <text:p>0.5049623847007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9048730134964">
                <text:p>0.590487301349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27858531475067">
                <text:p>0.4278585314750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83195769786835">
                <text:p>-0.6831957697868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58541810512543">
                <text:p>0.4585418105125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1900949478149">
                <text:p>1.119009494781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11277902126312">
                <text:p>0.2112779021263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21062648296356">
                <text:p>0.4210626482963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95952761173248">
                <text:p>0.03959527611732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69125539064407">
                <text:p>0.4691255390644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35027396678925">
                <text:p>0.3350273966789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50131571292877">
                <text:p>0.3501315712928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84208190441132">
                <text:p>0.5842081904411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32661616802216">
                <text:p>-0.5326616168022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77946817874908">
                <text:p>0.9779468178749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408154845237732">
                <text:p>-0.4081548452377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26797211170197">
                <text:p>0.4267972111701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69020771980286">
                <text:p>1.690207719802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0132551193237">
                <text:p>1.101325511932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2415754795074">
                <text:p>1.124157547950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0390057563782">
                <text:p>1.203900575637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15685856342316">
                <text:p>0.5156858563423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394367575645447">
                <text:p>-0.03943675756454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45025479793549">
                <text:p>0.3450254797935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85506618022919">
                <text:p>0.5855066180229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08859312534332">
                <text:p>0.4088593125343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85105669498444">
                <text:p>0.3851056694984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05871164798737">
                <text:p>0.02058711647987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92920100688934">
                <text:p>0.4929201006889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79379057884216">
                <text:p>1.793790578842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23669648170471">
                <text:p>0.7236696481704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5849541425705">
                <text:p>0.358495414257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34170019626617">
                <text:p>0.2341700196266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60213553905487">
                <text:p>0.2602135539054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4438248872757">
                <text:p>0.444382488727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98163878917694">
                <text:p>0.4981638789176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46415722370148">
                <text:p>0.4464157223701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82333695888519">
                <text:p>0.3823336958885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61701655387878">
                <text:p>0.05617016553878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65491449832916">
                <text:p>0.3654914498329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53402245044708">
                <text:p>0.5534022450447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46213662624359">
                <text:p>0.4462136626243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88807260990143">
                <text:p>0.4888072609901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57354605197907">
                <text:p>0.4573546051979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03905212879181">
                <text:p>0.4039052128791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85487246513367">
                <text:p>1.854872465133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23498809337616">
                <text:p>0.4234988093376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17013490200043">
                <text:p>0.5170134902000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67935121059418">
                <text:p>0.3679351210594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79437148571014">
                <text:p>0.3794371485710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71184408664703">
                <text:p>0.3711844086647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23944532871246">
                <text:p>0.4239445328712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9751170873642">
                <text:p>0.597511708736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3255405426025">
                <text:p>1.632554054260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2138228416443">
                <text:p>1.321382284164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71731388568878">
                <text:p>0.5717313885688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16900932788849">
                <text:p>0.4169009327888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63065540790558">
                <text:p>0.3630655407905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47365343570709">
                <text:p>0.4473653435707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79675352573395">
                <text:p>0.4796753525733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70630085468292">
                <text:p>0.3706300854682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90867173671722">
                <text:p>0.3908671736717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17811954021454">
                <text:p>0.5178119540214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974048972129822">
                <text:p>-0.09740489721298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06814777851105">
                <text:p>0.5068147778511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01663839817047">
                <text:p>0.4016638398170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67523753643036">
                <text:p>0.4675237536430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73660171031952">
                <text:p>0.4736601710319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42475879192352">
                <text:p>0.5424758791923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57286059856415">
                <text:p>0.4572860598564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99568736553192">
                <text:p>0.3995687365531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46162045001984">
                <text:p>0.4461620450019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659231543540955">
                <text:p>0.06592315435409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85579371452332">
                <text:p>0.04855793714523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37768423557282">
                <text:p>0.5377684235572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31521141529083">
                <text:p>0.5315211415290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34433281421661">
                <text:p>0.4344332814216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83307659626007">
                <text:p>0.4833076596260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9499124288559">
                <text:p>0.994991242885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72070157527924">
                <text:p>0.4720701575279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89364993572235">
                <text:p>0.2893649935722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81066620349884">
                <text:p>0.3810666203498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30733978748322">
                <text:p>0.4307339787483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30721199512482">
                <text:p>0.3307211995124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42328679561615">
                <text:p>0.6423286795616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58204472064972">
                <text:p>0.5582044720649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89957630634308">
                <text:p>0.4899576306343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74156200885773">
                <text:p>0.4741562008857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88965871930122">
                <text:p>0.1889658719301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636227965354919">
                <text:p>0.6362279653549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92155969142914">
                <text:p>0.4921559691429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44510972499847">
                <text:p>0.3445109724998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75035893917084">
                <text:p>0.1750358939170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04042518138885">
                <text:p>0.3040425181388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09290587902069">
                <text:p>0.3092905879020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52512538433075">
                <text:p>0.3525125384330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761033892631531">
                <text:p>0.07610338926315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32626187801361">
                <text:p>0.4326261878013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527113080024719">
                <text:p>-0.5271130800247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20281398296356">
                <text:p>0.6202813982963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50300669670105">
                <text:p>1.503006696701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70816254615784">
                <text:p>0.4708162546157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91670548915863">
                <text:p>0.4916705489158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42824125289917">
                <text:p>1.428241252899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370633840560913">
                <text:p>-0.3706338405609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24494612216949">
                <text:p>0.1244946122169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20978486537933">
                <text:p>1.209784865379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97533810138702">
                <text:p>0.2975338101387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80536282062531">
                <text:p>0.4805362820625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81302917003632">
                <text:p>0.4813029170036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55345356464386">
                <text:p>0.5553453564643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22952258586883">
                <text:p>0.5229522585868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786402821540833">
                <text:p>-0.07864028215408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91468918323517">
                <text:p>0.2914689183235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29473316669464">
                <text:p>0.3294733166694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17620074748993">
                <text:p>0.2176200747489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25258195400238">
                <text:p>0.3252581954002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02980268001556">
                <text:p>0.4029802680015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45802533626556">
                <text:p>0.5458025336265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56593334674835">
                <text:p>0.4565933346748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10693657398224">
                <text:p>0.2106936573982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08480131626129">
                <text:p>0.5084801316261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169130682945251">
                <text:p>-0.1691306829452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63145196437836">
                <text:p>0.4631451964378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37578046321869">
                <text:p>0.5375780463218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59779059886932">
                <text:p>0.3597790598869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58162462711334">
                <text:p>0.3581624627113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90424883365631">
                <text:p>0.2904248833656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49609386920929">
                <text:p>0.1496093869209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071030855178833">
                <text:p>-0.000710308551788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312047123909">
                <text:p>0.331204712390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44681119918823">
                <text:p>0.2446811199188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04929673671722">
                <text:p>1.049296736717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38326275348663">
                <text:p>0.3383262753486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28922307491302">
                <text:p>0.2289223074913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12338709831238">
                <text:p>1.123387098312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92726099491119">
                <text:p>0.2927260994911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71751463413238">
                <text:p>0.2717514634132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243844211101532">
                <text:p>-0.2438442111015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24662435054779">
                <text:p>0.5246624350547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260838866233826">
                <text:p>0.02608388662338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59169113636017">
                <text:p>0.5591691136360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2864316701889">
                <text:p>0.428643167018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1805008649826">
                <text:p>0.318050086498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47652518749237">
                <text:p>0.44765251874923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59194004535675">
                <text:p>0.4591940045356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16949850320816">
                <text:p>-0.169498503208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37583076953888">
                <text:p>0.1375830769538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23701012134552">
                <text:p>-0.0237010121345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939958691596985">
                <text:p>-0.09399586915969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787155032157898">
                <text:p>0.07871550321578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90790998935699">
                <text:p>0.3907909989356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57971298694611">
                <text:p>0.5579712986946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75100982189178">
                <text:p>0.6751009821891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97900664806366">
                <text:p>0.4979006648063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160374462604523">
                <text:p>-0.1603744626045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11048471927643">
                <text:p>0.4110484719276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86618578433991">
                <text:p>0.4866185784339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71586716175079">
                <text:p>0.2715867161750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929903388023376">
                <text:p>-0.09299033880233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95672070980072">
                <text:p>0.5956720709800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42002379894257">
                <text:p>0.5420023798942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3227561712265">
                <text:p>0.532275617122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80068504810333">
                <text:p>0.4800685048103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62282121181488">
                <text:p>0.4622821211814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61200296878815">
                <text:p>0.4612002968788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153807938098908">
                <text:p>-0.1538079380989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09170234203339">
                <text:p>0.5091702342033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89904797077179">
                <text:p>0.3899047970771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2961323261261">
                <text:p>1.29613232612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93780791759491">
                <text:p>0.4937807917594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53031623363495">
                <text:p>0.5530316233634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18617975711823">
                <text:p>0.7186179757118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64725911617279">
                <text:p>0.4647259116172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01123583316803">
                <text:p>0.40112358331680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87995636463165">
                <text:p>0.2879956364631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62881290912628">
                <text:p>0.5628812909126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09253752231598">
                <text:p>0.3092537522315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65198957920074">
                <text:p>0.56519895792007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20659935474396">
                <text:p>0.32065993547439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62837660312653">
                <text:p>0.5628376603126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91922152042389">
                <text:p>0.2919221520423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05426681041718">
                <text:p>0.4054266810417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65075051784515">
                <text:p>0.3650750517845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10711228847504">
                <text:p>0.4107112288475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62832725048065">
                <text:p>0.3628327250480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83260488510132">
                <text:p>1.832604885101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07814264297485">
                <text:p>0.9078142642974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65416657924652">
                <text:p>0.1654166579246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93409287929535">
                <text:p>0.2934092879295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31705284118652">
                <text:p>1.317052841186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658234417438507">
                <text:p>0.6582344174385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610397636890411">
                <text:p>0.6103976368904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59574997425079">
                <text:p>0.45957499742507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14847433567047">
                <text:p>0.41484743356704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07061302661896">
                <text:p>0.50706130266189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44454514980316">
                <text:p>0.5444545149803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70739424228668">
                <text:p>0.4707394242286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0658882856369">
                <text:p>0.3065888285636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60929811000824">
                <text:p>0.4609298110008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333815157413483">
                <text:p>-0.33381515741348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24969792366028">
                <text:p>1.2496979236602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70885109901428">
                <text:p>1.708851099014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7545063495636">
                <text:p>1.75450634956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16023194789887">
                <text:p>0.4160231947898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19568240642548">
                <text:p>0.41956824064254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82898533344269">
                <text:p>0.4828985333442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18025267124176">
                <text:p>0.2180252671241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71216452121735">
                <text:p>0.2712164521217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40478718280792">
                <text:p>0.34047871828079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30297327041626">
                <text:p>1.302973270416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837416231632233">
                <text:p>0.8374162316322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513164460659027">
                <text:p>0.51316446065902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620012581348419">
                <text:p>0.6200125813484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676017999649048">
                <text:p>-0.6760179996490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45451945066452">
                <text:p>0.454519450664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14405792951584">
                <text:p>0.41440579295158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82237261533737">
                <text:p>0.28223726153373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51552808284759">
                <text:p>0.45155280828475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01005375385284">
                <text:p>0.10100537538528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88301241397858">
                <text:p>0.58830124139785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59578812122345">
                <text:p>0.9595788121223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21010506153107">
                <text:p>0.22101050615310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84137094020844">
                <text:p>0.38413709402084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83178436756134">
                <text:p>0.48317843675613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48500573635101">
                <text:p>0.4485005736351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34982836246491">
                <text:p>0.4349828362464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82108509540558">
                <text:p>0.38210850954055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65270960330963">
                <text:p>0.5652709603309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83913099765778">
                <text:p>0.38391309976577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06680977344513">
                <text:p>0.30668097734451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17014133930206">
                <text:p>0.2170141339302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10962164402008">
                <text:p>0.4109621644020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884970247745514">
                <text:p>0.8849702477455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06904649734497">
                <text:p>1.0690464973449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56367862224579">
                <text:p>0.25636786222457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99034941196442">
                <text:p>0.49903494119644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84779536724091">
                <text:p>0.4847795367240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1796373128891">
                <text:p>0.1179637312889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28929126262665">
                <text:p>0.32892912626266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967444777488709">
                <text:p>-0.096744477748870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64212620258331">
                <text:p>0.56421262025833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32440793514252">
                <text:p>0.33244079351425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784784138202667">
                <text:p>0.7847841382026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11357295513153">
                <text:p>1.1135729551315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713483273983002">
                <text:p>0.7134832739830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47837364673614">
                <text:p>0.2478373646736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43029248714447">
                <text:p>0.54302924871444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434001982212067">
                <text:p>0.4340019822120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8898903131485">
                <text:p>0.3889890313148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329875349998474">
                <text:p>0.032987534999847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498634517192841">
                <text:p>0.49863451719284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97603452205658">
                <text:p>0.39760345220565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92823874950409">
                <text:p>0.39282387495040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65182864665985">
                <text:p>0.56518286466598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30509603023529">
                <text:p>0.33050960302352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499715030193329">
                <text:p>0.49971503019332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18351709842682">
                <text:p>0.41835170984268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942164063453675">
                <text:p>0.09421640634536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51309585571289">
                <text:p>0.55130958557128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431999564170837">
                <text:p>0.043199956417083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81134235858917">
                <text:p>0.48113423585891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65025198459625">
                <text:p>0.2650251984596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613506495952606">
                <text:p>0.6135064959526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59850585460663">
                <text:p>0.35985058546066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95888984203339">
                <text:p>0.39588898420333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79332196712494">
                <text:p>0.1793321967124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467290222644806">
                <text:p>0.4672902226448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61838901042938">
                <text:p>0.4618389010429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13305604457855">
                <text:p>0.51330560445785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612136363983154">
                <text:p>0.61213636398315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0670468211174">
                <text:p>0.1067046821117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455237448215485">
                <text:p>0.45523744821548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83451759815216">
                <text:p>0.3834517598152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98866879940033">
                <text:p>0.0988668799400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55494165420532">
                <text:p>0.4554941654205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855818390846252">
                <text:p>0.085581839084625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54188144207001">
                <text:p>0.35418814420700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32942974567413">
                <text:p>0.1329429745674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0539456009864807">
                <text:p>-0.053945600986480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93690586090088">
                <text:p>1.936905860900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630534768104553">
                <text:p>0.63053476810455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509073555469513">
                <text:p>0.5090735554695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461848914623261">
                <text:p>0.46184891462326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695048987865448">
                <text:p>0.6950489878654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41206037998199">
                <text:p>0.44120603799819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557395994663239">
                <text:p>0.55739599466323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271764576435089">
                <text:p>0.27176457643508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44692432880402">
                <text:p>0.44469243288040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90435636043549">
                <text:p>0.39043563604354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41420972347259">
                <text:p>0.44142097234725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91691410541534">
                <text:p>0.99169141054153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.12098145484924">
                <text:p>-1.1209814548492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433371603488922">
                <text:p>0.4333716034889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439877331256866">
                <text:p>0.43987733125686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849736511707306">
                <text:p>0.84973651170730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25195801258087">
                <text:p>1.2519580125808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0802936255931854">
                <text:p>-0.080293625593185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411436498165131">
                <text:p>0.41143649816513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98271858692169">
                <text:p>0.39827185869216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577327191829681">
                <text:p>0.57732719182968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24530231952667">
                <text:p>0.5245302319526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459120094776154">
                <text:p>0.45912009477615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453278958797455">
                <text:p>0.45327895879745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719202697277069">
                <text:p>0.7192026972770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8110888004303">
                <text:p>1.811088800430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519909203052521">
                <text:p>0.51990920305252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84806501865387">
                <text:p>0.58480650186538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473280251026154">
                <text:p>0.47328025102615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64057242870331">
                <text:p>0.36405724287033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574138402938843">
                <text:p>0.57413840293884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703042149543762">
                <text:p>0.07030421495437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legend chart:legend-position="end" svg:x="13.135cm" svg:y="4.203cm" style:legend-expansion="high" chart:style-name="ch2"/>
        <chart:plot-area chart:style-name="ch3" table:cell-range-address="rewardlist_cylinder_withbutton_train_noposeobs_GRUrewards_olderGRU10_22_2021.C2:rewardlist_cylinder_withbutton_train_noposeobs_GRUrewards_olderGRU10_22_2021.C342" svg:x="0.319cm" svg:y="0.18cm" svg:width="12.497cm" svg:height="8.645cm">
          <chartooo:coordinate-region svg:x="1.046cm" svg:y="0.301cm" svg:width="11.629cm" svg:height="7.5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wardlist_cylinder_withbutton_train_noposeobs_GRUrewards_olderGRU10_22_2021.C2:rewardlist_cylinder_withbutton_train_noposeobs_GRUrewards_olderGRU10_22_2021.C342" chart:class="chart:line">
            <chart:data-point chart:repeated="3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9048855304718">
                <text:p>0.159048855304718</text:p>
                <draw:g>
                  <svg:desc>rewardlist_cylinder_withbutton_train_noposeobs_GRUrewards_olderGRU10_22_2021.C2:rewardlist_cylinder_withbutton_train_noposeobs_GRUrewards_olderGRU10_22_2021.C3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37594151496887">
                <text:p>0.03375941514968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042237440745">
                <text:p>0.400422374407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11493071913719">
                <text:p>0.5114930719137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02424764633179">
                <text:p>0.5024247646331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5005205074946">
                <text:p>0.3650052050749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4737456185477">
                <text:p>0.3147374561854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2093909084797">
                <text:p>0.2620939090847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5002950562371">
                <text:p>0.2950029505623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78067696094513">
                <text:p>0.3780676960945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8128345229409">
                <text:p>0.468128345229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31463971734047">
                <text:p>0.4314639717340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5901717772851">
                <text:p>0.3659017177728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42664853164128">
                <text:p>0.4426648531641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33090380827586">
                <text:p>0.4330903808275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30128306150436">
                <text:p>0.4301283061504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6085368464975">
                <text:p>0.4060853684649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04324531555176">
                <text:p>0.4043245315551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10601368075923">
                <text:p>0.4106013680759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6416292190552">
                <text:p>0.3864162921905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20132387252081">
                <text:p>0.4201323872520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033368479122">
                <text:p>0.3680333684791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2025299072266">
                <text:p>0.3220252990722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26850491265456">
                <text:p>0.3268504912654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91412463188171">
                <text:p>0.2914124631881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2983104357353">
                <text:p>0.2629831043573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0480531233328">
                <text:p>0.2704805312333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4129818592753">
                <text:p>0.2741298185927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208956225165">
                <text:p>0.282089562251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236948688825">
                <text:p>0.292369486888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9674010122976">
                <text:p>0.296740101229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66117105260491">
                <text:p>0.2661171052604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71948156934796">
                <text:p>0.2719481569347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96861725694993">
                <text:p>0.2968617256949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94416473593031">
                <text:p>0.2944164735930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97934422890345">
                <text:p>0.2979344228903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90952283788372">
                <text:p>0.2909522837883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95641053664057">
                <text:p>0.2956410536640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96650959895207">
                <text:p>0.2966509598952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97987975180149">
                <text:p>0.2979879751801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04968956040173">
                <text:p>0.3049689560401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85025370972497">
                <text:p>0.2850253709724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01139823226042">
                <text:p>0.3011398232260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85019489851865">
                <text:p>0.2850194898518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88170105881161">
                <text:p>0.2881701058811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18649184444676">
                <text:p>0.3186491844446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35301872263563">
                <text:p>0.3353018722635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51736365507046">
                <text:p>0.3517363655070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69127471836246">
                <text:p>0.3691274718362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7640577797987">
                <text:p>0.376405777979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77468905886825">
                <text:p>0.3774689058868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61372521945408">
                <text:p>0.3613725219454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56082755692151">
                <text:p>0.3560827556921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54913526651811">
                <text:p>0.3549135266518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69346144248028">
                <text:p>0.3693461442480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69498310648665">
                <text:p>0.3694983106486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817295559815">
                <text:p>0.38172955598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06944153868422">
                <text:p>0.4069441538684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98740464935497">
                <text:p>0.3987404649354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78123333867715">
                <text:p>0.3781233338677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82327704405298">
                <text:p>0.3823277044052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96226865296461">
                <text:p>0.3962268652964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75896189285784">
                <text:p>0.3758961892857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79959783383778">
                <text:p>0.3799597833837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81198937187389">
                <text:p>0.3811989371873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88564964338225">
                <text:p>0.3885649643382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82070675796392">
                <text:p>0.3820706757963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78844288538913">
                <text:p>0.3788442885389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91630051695571">
                <text:p>0.3916300516955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7840065116785">
                <text:p>0.378400651167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03193575387098">
                <text:p>0.4031935753870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26612082184577">
                <text:p>0.4266120821845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25919741392136">
                <text:p>0.4259197413921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75184489877856">
                <text:p>0.4751844898778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92965095505423">
                <text:p>0.4929650955054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94018153876674">
                <text:p>0.4940181538766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9392171599427">
                <text:p>0.493921715994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91359976481418">
                <text:p>0.4913599764814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8688440724295">
                <text:p>0.486884407242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86804529720423">
                <text:p>0.4868045297204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12941417037224">
                <text:p>0.5129414170372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36900850583096">
                <text:p>0.5369008505830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41030907509278">
                <text:p>0.5410309075092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48387101110147">
                <text:p>0.5483871011101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48302168140606">
                <text:p>0.5483021681406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54903602113529">
                <text:p>0.5549036021135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54459516491209">
                <text:p>0.5544595164912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57411515591096">
                <text:p>0.5574115155910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57829852615084">
                <text:p>0.5578298526150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53884117578974">
                <text:p>0.5538841175789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75322353718232">
                <text:p>0.5753223537182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53376400349092">
                <text:p>0.5533764003490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72049249799884">
                <text:p>0.5720492497998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71536323853901">
                <text:p>0.5715363238539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4658358985064">
                <text:p>0.546583589850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3377409309757">
                <text:p>0.533774093097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21903038633113">
                <text:p>0.5219030386331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06666007698799">
                <text:p>0.5066660076987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04296270560245">
                <text:p>0.5042962705602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1420645020446">
                <text:p>0.514206450204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08510484379165">
                <text:p>0.5085104843791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97552348034722">
                <text:p>0.4975523480347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00183146218864">
                <text:p>0.5001831462188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03171217076632">
                <text:p>0.5031712170766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11617057177485">
                <text:p>0.5116170571774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11420884910895">
                <text:p>0.5114208849108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95118857646475">
                <text:p>0.4951188576464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89984174163974">
                <text:p>0.4899841741639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88573349252039">
                <text:p>0.4885733492520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91571239062718">
                <text:p>0.4915712390627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9505124773298">
                <text:p>0.495051247732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92731629585733">
                <text:p>0.4927316295857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95673768374385">
                <text:p>0.4956737683743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97955171429381">
                <text:p>0.4979551714293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00151578260928">
                <text:p>0.5001515782609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08681905512907">
                <text:p>0.5086819055129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05079342698564">
                <text:p>0.5050793426985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06769663521222">
                <text:p>0.5067696635212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07707261613437">
                <text:p>0.5077072616134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04762439399349">
                <text:p>0.5047624393993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9900083304668">
                <text:p>0.499000833046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96962818868306">
                <text:p>0.4969628188683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65420331577865">
                <text:p>0.4654203315778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6397163217165">
                <text:p>0.463971632171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54973466846408">
                <text:p>0.4549734668464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56293692698284">
                <text:p>0.4562936926982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37792667624902">
                <text:p>0.4377926676249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42876279658201">
                <text:p>0.4428762796582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64897956471054">
                <text:p>0.4648979564710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62312334958388">
                <text:p>0.4623123349583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39028998114625">
                <text:p>0.4390289981146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41209793394926">
                <text:p>0.4412097933949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21977849943297">
                <text:p>0.4219778499432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16010374013258">
                <text:p>0.4160103740132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33290360229356">
                <text:p>0.4332903602293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30232573832784">
                <text:p>0.4302325738327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30250143822359">
                <text:p>0.4302501438223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32508773037366">
                <text:p>0.4325087730373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35865470645379">
                <text:p>0.4358654706453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35970374820184">
                <text:p>0.4359703748201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36353326147916">
                <text:p>0.4363533261479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3195851268817">
                <text:p>0.431958512688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30485236705566">
                <text:p>0.4304852367055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25385161626096">
                <text:p>0.4253851616260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2235654987851">
                <text:p>0.422356549878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19509700670534">
                <text:p>0.4195097006705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21316159318905">
                <text:p>0.4213161593189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22479926627509">
                <text:p>0.4224799266275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17674449329474">
                <text:p>0.4176744493294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26706224375842">
                <text:p>0.4267062243758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22263599476036">
                <text:p>0.4222635994760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20740676473598">
                <text:p>0.4207406764735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20864286775492">
                <text:p>0.4208642867754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19340731233967">
                <text:p>0.4193407312339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16786747623463">
                <text:p>0.4167867476234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402407842327137">
                <text:p>0.40240784232713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95827010273933">
                <text:p>0.3958270102739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89907106148953">
                <text:p>0.3899071061489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88889516190607">
                <text:p>0.3888895161906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85092519071637">
                <text:p>0.3850925190716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99757325953367">
                <text:p>0.3997573259533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93553195255143">
                <text:p>0.3935531952551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8683315108017">
                <text:p>0.386833151080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997602830736">
                <text:p>0.39976028307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96057627943097">
                <text:p>0.3960576279430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977471298101">
                <text:p>0.39774712981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79786473147723">
                <text:p>0.3797864731477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80449870411231">
                <text:p>0.3804498704112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73951358454568">
                <text:p>0.3739513584545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8179081191822">
                <text:p>0.381790811918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84333682303526">
                <text:p>0.3843336823035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84512447580999">
                <text:p>0.3845124475809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86454079832349">
                <text:p>0.3864540798323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94272255654238">
                <text:p>0.3942722556542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81983996654043">
                <text:p>0.3819839966540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95549224347484">
                <text:p>0.3955492243474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82406726175425">
                <text:p>0.3824067261754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49814837076226">
                <text:p>0.3498148370762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41812780925206">
                <text:p>0.3418127809252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3975401459908">
                <text:p>0.339754014599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21993403288783">
                <text:p>0.3219934032887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43334930283683">
                <text:p>0.3433349302836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50955461969181">
                <text:p>0.3509554619691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22993026704204">
                <text:p>0.3229930267042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25309652454999">
                <text:p>0.3253096524549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25433780952376">
                <text:p>0.3254337809523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21153858486487">
                <text:p>0.3211538584864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07922517766758">
                <text:p>0.3079225177667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094065955707">
                <text:p>0.30940659557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22072772347197">
                <text:p>0.3220727723471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26987194771669">
                <text:p>0.3269871947716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30060565958218">
                <text:p>0.3300605659582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35053668946636">
                <text:p>0.3350536689466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3782799754824">
                <text:p>0.337827997548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26464972933944">
                <text:p>0.3264649729339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25717374986532">
                <text:p>0.32571737498653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24356384423314">
                <text:p>0.3243563844233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46508193989189">
                <text:p>0.3465081939891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46208207461299">
                <text:p>0.3462082074612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60946213712498">
                <text:p>0.3609462137124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66159943901763">
                <text:p>0.3661599439017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64673165642485">
                <text:p>0.3646731656424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65516931426768">
                <text:p>0.3655169314267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64084955380887">
                <text:p>0.36408495538088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69645290228785">
                <text:p>0.36964529022878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72903338500432">
                <text:p>0.3729033385004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84452507203939">
                <text:p>0.3844525072039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84237307675031">
                <text:p>0.3842373076750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90730298295313">
                <text:p>0.3907302982953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75273674118276">
                <text:p>0.3752736741182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76643070152828">
                <text:p>0.3766430701528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79421697587383">
                <text:p>0.3794216975873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648772920881">
                <text:p>0.364877292088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66308039548446">
                <text:p>0.36630803954844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98162191011468">
                <text:p>0.3981621910114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21665425203284">
                <text:p>0.42166542520328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14333878731241">
                <text:p>0.4143338787312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1978949916606">
                <text:p>0.419789499166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3525651401403">
                <text:p>0.4352565140140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39942049736879">
                <text:p>0.4399420497368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45908326275495">
                <text:p>0.4459083262754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46151642166838">
                <text:p>0.4461516421668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45246610106254">
                <text:p>0.4452466101062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59053953083194">
                <text:p>0.4590539530831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67357451818427">
                <text:p>0.4673574518184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77448072968697">
                <text:p>0.47744807296869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85623270881419">
                <text:p>0.4856232708814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93423562877032">
                <text:p>0.4934235628770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78635682135212">
                <text:p>0.4786356821352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92752552032471">
                <text:p>0.4927525520324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13849493192167">
                <text:p>0.5138494931921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539494507166804">
                <text:p>0.5394945071668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51257724664649">
                <text:p>0.5512577246646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551431597495566">
                <text:p>0.5514315974955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5135567820802">
                <text:p>0.5513556782080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50262587411063">
                <text:p>0.55026258741106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57695379062575">
                <text:p>0.5576953790625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552487351456467">
                <text:p>0.5524873514564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568017369630385">
                <text:p>0.56801736963038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574244729110173">
                <text:p>0.5742447291101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574920156780554">
                <text:p>0.57492015678055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578139145763553">
                <text:p>0.5781391457635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554930609099719">
                <text:p>0.5549306090997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56734545376836">
                <text:p>0.567345453768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65411485579549">
                <text:p>0.5654114855795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563214188935805">
                <text:p>0.5632141889358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545977872245166">
                <text:p>0.54597787224516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37962047421202">
                <text:p>0.53796204742120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38681835544353">
                <text:p>0.53868183554435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43599403634363">
                <text:p>0.5435994036343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3862561984938">
                <text:p>0.538625619849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38278956802524">
                <text:p>0.5382789568025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42262279257482">
                <text:p>0.54226227925748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3992797890488">
                <text:p>0.5399279789048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42493878578653">
                <text:p>0.54249387857865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38757338815806">
                <text:p>0.5387573388158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43749400547573">
                <text:p>0.54374940054757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40097878903759">
                <text:p>0.54009787890375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40399079420129">
                <text:p>0.5403990794201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536553925397445">
                <text:p>0.53655392539744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37490397083516">
                <text:p>0.5374903970835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47169152571231">
                <text:p>0.54716915257123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561581678536473">
                <text:p>0.56158167853647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29413576028785">
                <text:p>0.52941357602878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21071140863458">
                <text:p>0.52107114086345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27588750634875">
                <text:p>0.5275887506348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2400822907078">
                <text:p>0.5240082290707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03842438970293">
                <text:p>0.50384243897029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488434706415449">
                <text:p>0.4884347064154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8749215505561">
                <text:p>0.4874921550556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84897579465594">
                <text:p>0.4848975794655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492447308131627">
                <text:p>0.49244730813162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04825096957538">
                <text:p>0.50482509695753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08274663467796">
                <text:p>0.50827466346779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03725641844224">
                <text:p>0.5037256418442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08550956541178">
                <text:p>0.5085509565411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08001409014877">
                <text:p>0.50800140901487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22752514907292">
                <text:p>0.52275251490729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497921690648916">
                <text:p>0.49792169064891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473223393060723">
                <text:p>0.47322339306072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445531497196275">
                <text:p>0.4455314971962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445058041689347">
                <text:p>0.4450580416893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48029768710234">
                <text:p>0.44802976871023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444919790540423">
                <text:p>0.44491979054042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450668561215303">
                <text:p>0.4506685612153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53671321576955">
                <text:p>0.45367132157695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448645560108885">
                <text:p>0.44864556010888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433305484907968">
                <text:p>0.43330548490796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417096989495414">
                <text:p>0.4170969894954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16443311438269">
                <text:p>0.41644331143826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0919867097115">
                <text:p>0.409198670971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435515497412">
                <text:p>0.4355154974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433583479754779">
                <text:p>0.43358347975477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33205585698692">
                <text:p>0.43320558569869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31105482334993">
                <text:p>0.43110548233499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431426654056627">
                <text:p>0.43142665405662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38790603559844">
                <text:p>0.4387906035598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437260080356987">
                <text:p>0.43726008035698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430169418150065">
                <text:p>0.4301694181500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427836646230853">
                <text:p>0.4278366462308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429287673867479">
                <text:p>0.42928767386747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427252435562562">
                <text:p>0.42725243556256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420117054058581">
                <text:p>0.42011705405858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20535652613153">
                <text:p>0.42053565261315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414484087909971">
                <text:p>0.41448408790997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10176275336013">
                <text:p>0.4101762753360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40505443604625">
                <text:p>0.405054436046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97694709957862">
                <text:p>0.39769470995786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432794541120529">
                <text:p>0.43279454112052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65223884704162">
                <text:p>0.46522388470416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60031323895162">
                <text:p>0.46003132389516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448603304673214">
                <text:p>0.4486033046732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452796795538494">
                <text:p>0.45279679553849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456797082205208">
                <text:p>0.45679708220520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55907827129169">
                <text:p>0.45590782712916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464875832504156">
                <text:p>0.46487583250415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463709209038287">
                <text:p>0.46370920903828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74758941908272">
                <text:p>0.47475894190827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71212472842664">
                <text:p>0.4712124728426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7343655812497">
                <text:p>0.4734365581249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477659155519641">
                <text:p>0.47765915551964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432056004295544">
                <text:p>0.43205600429554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426339439591583">
                <text:p>0.42633943959158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430258622583078">
                <text:p>0.43025862258307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436517954480891">
                <text:p>0.43651795448089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4532109346925">
                <text:p>0.45321093469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43633737612744">
                <text:p>0.44363373761274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451357185840607">
                <text:p>0.45135718584060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449308968320185">
                <text:p>0.44930896832018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452976799741083">
                <text:p>0.45297679974108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455664684577864">
                <text:p>0.4556646845778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453500138253582">
                <text:p>0.45350013825358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456005635310193">
                <text:p>0.45600563531019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460484975454759">
                <text:p>0.46048497545475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488908181385118">
                <text:p>0.48890818138511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497595789481183">
                <text:p>0.49759578948118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498279400017797">
                <text:p>0.49827940001779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0705654888737">
                <text:p>0.5070565488873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504667222499847">
                <text:p>0.50466722249984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510975655244321">
                <text:p>0.51097565524432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499889894407623">
                <text:p>0.4998898944076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